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043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co20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04">
            <text:p>20.4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267">
            <text:p>26.7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413">
            <text:p>41.3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0144">
            <text:p>20144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1094">
            <text:p>2109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24281">
            <text:p>2428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3-13">
            <text:p>2021-03-13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1 - 1.14)">
            <text:p>(0.81 - 1.14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13">
            <text:p>1.1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3" table:default-cell-style-name="Default"/>
        <table:table-column table:style-name="co6" table:number-columns-repeated="3" table:default-cell-style-name="Default"/>
        <table:table-column table:style-name="co13" table:number-columns-repeated="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18.75">
            <text:p>-218.7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173721410419314">
            <text:p>-0.017372141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39789017270626">
            <text:p>0.9397890173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43.375">
            <text:p>-143.3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27387827632163">
            <text:p>-0.0127387828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55732322437868">
            <text:p>0.9557323224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02.5">
            <text:p>-102.5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26293740758995">
            <text:p>-0.0126293741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56109812869868">
            <text:p>0.9561098129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861">
            <text:p>7861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35.75">
            <text:p>-35.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0454776745961074">
            <text:p>-0.0045477675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84123350981541">
            <text:p>0.984123351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687">
            <text:p>7687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134.5">
            <text:p>-134.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174970729803564">
            <text:p>-0.017497073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39360293791997">
            <text:p>0.9393602938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790">
            <text:p>779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28.125">
            <text:p>-128.125</text:p>
          </table:table-cell>
          <table:table-cell office:value-type="float" office:value="-302">
            <text:p>-302</text:p>
          </table:table-cell>
          <table:table-cell office:value-type="float" office:value="-189">
            <text:p>-189</text:p>
          </table:table-cell>
          <table:table-cell office:value-type="float" office:value="-0.0164473684210526">
            <text:p>-0.0164473684</text:p>
          </table:table-cell>
          <table:table-cell office:value-type="float" office:value="-0.0273253709735794">
            <text:p>-0.027325371</text:p>
          </table:table-cell>
          <table:table-cell office:value-type="float" office:value="-0.0125398089171975">
            <text:p>-0.0125398089</text:p>
          </table:table-cell>
          <table:table-cell office:value-type="float" office:value="0.942964421745152">
            <text:p>0.9429644217</text:p>
          </table:table-cell>
          <table:table-cell office:value-type="float" office:value="0.905824686354206">
            <text:p>0.9058246864</text:p>
          </table:table-cell>
          <table:table-cell office:value-type="float" office:value="0.956418872532861">
            <text:p>0.9564188725</text:p>
          </table:table-cell>
          <table:table-cell office:value-type="float" office:value="0">
            <text:p>0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345">
            <text:p>345</text:p>
          </table:table-cell>
          <table:table-cell office:value-type="float" office:value="931">
            <text:p>931</text:p>
          </table:table-cell>
          <table:table-cell office:value-type="float" office:value="8135">
            <text:p>8135</text:p>
          </table:table-cell>
          <table:table-cell office:value-type="float" office:value="10376">
            <text:p>10376</text:p>
          </table:table-cell>
          <table:table-cell office:value-type="float" office:value="15075">
            <text:p>15075</text:p>
          </table:table-cell>
          <table:table-cell office:value-type="float" office:value="-95.625">
            <text:p>-95.625</text:p>
          </table:table-cell>
          <table:table-cell office:value-type="float" office:value="-88.75">
            <text:p>-88.75</text:p>
          </table:table-cell>
          <table:table-cell office:value-type="float" office:value="-350.5">
            <text:p>-350.5</text:p>
          </table:table-cell>
          <table:table-cell office:value-type="float" office:value="-0.0117547633681623">
            <text:p>-0.0117547634</text:p>
          </table:table-cell>
          <table:table-cell office:value-type="float" office:value="-0.00855339244410177">
            <text:p>-0.0085533924</text:p>
          </table:table-cell>
          <table:table-cell office:value-type="float" office:value="-0.0232504145936982">
            <text:p>-0.0232504146</text:p>
          </table:table-cell>
          <table:table-cell office:value-type="float" office:value="0.959129150156641">
            <text:p>0.9591291502</text:p>
          </table:table-cell>
          <table:table-cell office:value-type="float" office:value="0.970206521069357">
            <text:p>0.9702065211</text:p>
          </table:table-cell>
          <table:table-cell office:value-type="float" office:value="0.919683089208463">
            <text:p>0.9196830892</text:p>
          </table:table-cell>
          <table:table-cell table:number-columns-repeated="2" office:value-type="float" office:value="0">
            <text:p>0</text:p>
          </table:table-cell>
          <table:table-cell office:value-type="float" office:value="-29.464317914636">
            <text:p>-29.464317914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office:value-type="float" office:value="346">
            <text:p>346</text:p>
          </table:table-cell>
          <table:table-cell office:value-type="float" office:value="569">
            <text:p>569</text:p>
          </table:table-cell>
          <table:table-cell office:value-type="float" office:value="914">
            <text:p>914</text:p>
          </table:table-cell>
          <table:table-cell office:value-type="float" office:value="7971">
            <text:p>7971</text:p>
          </table:table-cell>
          <table:table-cell office:value-type="float" office:value="11382">
            <text:p>11382</text:p>
          </table:table-cell>
          <table:table-cell office:value-type="float" office:value="15976">
            <text:p>15976</text:p>
          </table:table-cell>
          <table:table-cell office:value-type="float" office:value="-61.25">
            <text:p>-61.25</text:p>
          </table:table-cell>
          <table:table-cell office:value-type="float" office:value="-28">
            <text:p>-28</text:p>
          </table:table-cell>
          <table:table-cell office:value-type="float" office:value="-244">
            <text:p>-244</text:p>
          </table:table-cell>
          <table:table-cell office:value-type="float" office:value="-0.00768410488019069">
            <text:p>-0.0076841049</text:p>
          </table:table-cell>
          <table:table-cell office:value-type="float" office:value="-0.002460024600246">
            <text:p>-0.0024600246</text:p>
          </table:table-cell>
          <table:table-cell office:value-type="float" office:value="-0.0152729093640461">
            <text:p>-0.0152729094</text:p>
          </table:table-cell>
          <table:table-cell office:value-type="float" office:value="0.97322136203624">
            <text:p>0.973221362</text:p>
          </table:table-cell>
          <table:table-cell office:value-type="float" office:value="0.991401775272365">
            <text:p>0.991401775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780">
            <text:p>7780</text:p>
          </table:table-cell>
          <table:table-cell office:value-type="float" office:value="10652">
            <text:p>10652</text:p>
          </table:table-cell>
          <table:table-cell office:value-type="float" office:value="16635">
            <text:p>16635</text:p>
          </table:table-cell>
          <table:table-cell office:value-type="float" office:value="-161.5">
            <text:p>-161.5</text:p>
          </table:table-cell>
          <table:table-cell office:value-type="float" office:value="-33.25">
            <text:p>-33.25</text:p>
          </table:table-cell>
          <table:table-cell office:value-type="float" office:value="-253.25">
            <text:p>-253.25</text:p>
          </table:table-cell>
          <table:table-cell office:value-type="float" office:value="-0.0207583547557841">
            <text:p>-0.0207583548</text:p>
          </table:table-cell>
          <table:table-cell office:value-type="float" office:value="-0.00312147953435974">
            <text:p>-0.0031214795</text:p>
          </table:table-cell>
          <table:table-cell office:value-type="float" office:value="-0.0152239254583709">
            <text:p>-0.0152239255</text:p>
          </table:table-cell>
          <table:table-cell office:value-type="float" office:value="0.928190340567403">
            <text:p>0.9281903406</text:p>
          </table:table-cell>
          <table:table-cell office:value-type="float" office:value="0.989093919153328">
            <text:p>0.9890939192</text:p>
          </table:table-cell>
          <table:table-cell office:value-type="float" office:value="0.947170525992171">
            <text:p>0.947170526</text:p>
          </table:table-cell>
          <table:table-cell office:value-type="float" office:value="-33.0434535399757">
            <text:p>-33.043453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666">
            <text:p>7666</text:p>
          </table:table-cell>
          <table:table-cell office:value-type="float" office:value="9990">
            <text:p>9990</text:p>
          </table:table-cell>
          <table:table-cell office:value-type="float" office:value="15059">
            <text:p>15059</text:p>
          </table:table-cell>
          <table:table-cell office:value-type="float" office:value="-160">
            <text:p>-160</text:p>
          </table:table-cell>
          <table:table-cell office:value-type="float" office:value="-150.5">
            <text:p>-150.5</text:p>
          </table:table-cell>
          <table:table-cell office:value-type="float" office:value="-226.25">
            <text:p>-226.25</text:p>
          </table:table-cell>
          <table:table-cell office:value-type="float" office:value="-0.0208713801200104">
            <text:p>-0.0208713801</text:p>
          </table:table-cell>
          <table:table-cell office:value-type="float" office:value="-0.0150650650650651">
            <text:p>-0.0150650651</text:p>
          </table:table-cell>
          <table:table-cell office:value-type="float" office:value="-0.015024237997211">
            <text:p>-0.015024238</text:p>
          </table:table-cell>
          <table:table-cell office:value-type="float" office:value="0.927803974015867">
            <text:p>0.927803974</text:p>
          </table:table-cell>
          <table:table-cell office:value-type="float" office:value="0.947717106395685">
            <text:p>0.9477171064</text:p>
          </table:table-cell>
          <table:table-cell office:value-type="float" office:value="0.947857593355459">
            <text:p>0.9478575934</text:p>
          </table:table-cell>
          <table:table-cell office:value-type="float" office:value="-32.8626223702586">
            <text:p>-32.86262237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table:number-columns-repeated="2" office:value-type="float" office:value="561">
            <text:p>561</text:p>
          </table:table-cell>
          <table:table-cell office:value-type="float" office:value="7482">
            <text:p>7482</text:p>
          </table:table-cell>
          <table:table-cell office:value-type="float" office:value="10272">
            <text:p>10272</text:p>
          </table:table-cell>
          <table:table-cell office:value-type="float" office:value="14083">
            <text:p>14083</text:p>
          </table:table-cell>
          <table:table-cell office:value-type="float" office:value="176">
            <text:p>176</text:p>
          </table:table-cell>
          <table:table-cell office:value-type="float" office:value="-92.125">
            <text:p>-92.125</text:p>
          </table:table-cell>
          <table:table-cell office:value-type="float" office:value="-94.875">
            <text:p>-94.875</text:p>
          </table:table-cell>
          <table:table-cell office:value-type="float" office:value="0.0235231221598503">
            <text:p>0.0235231222</text:p>
          </table:table-cell>
          <table:table-cell office:value-type="float" office:value="-0.00896855529595016">
            <text:p>-0.0089685553</text:p>
          </table:table-cell>
          <table:table-cell office:value-type="float" office:value="-0.00673684584250515">
            <text:p>-0.0067368458</text:p>
          </table:table-cell>
          <table:table-cell office:value-type="float" office:value="1.08341546862072">
            <text:p>1.0834154686</text:p>
          </table:table-cell>
          <table:table-cell office:value-type="float" office:value="0.968767709033004">
            <text:p>0.968767709</text:p>
          </table:table-cell>
          <table:table-cell office:value-type="float" office:value="0.976509994331367">
            <text:p>0.9765099943</text:p>
          </table:table-cell>
          <table:table-cell office:value-type="float" office:value="29.8118624345991">
            <text:p>29.81186243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table:number-columns-repeated="2" office:value-type="float" office:value="494">
            <text:p>494</text:p>
          </table:table-cell>
          <table:table-cell office:value-type="float" office:value="7510">
            <text:p>7510</text:p>
          </table:table-cell>
          <table:table-cell office:value-type="float" office:value="10040">
            <text:p>10040</text:p>
          </table:table-cell>
          <table:table-cell office:value-type="float" office:value="15292">
            <text:p>15292</text:p>
          </table:table-cell>
          <table:table-cell office:value-type="float" office:value="47.75">
            <text:p>47.75</text:p>
          </table:table-cell>
          <table:table-cell office:value-type="float" office:value="-109.875">
            <text:p>-109.875</text:p>
          </table:table-cell>
          <table:table-cell office:value-type="float" office:value="-109.5">
            <text:p>-109.5</text:p>
          </table:table-cell>
          <table:table-cell office:value-type="float" office:value="0.00635818908122503">
            <text:p>0.0063581891</text:p>
          </table:table-cell>
          <table:table-cell office:value-type="float" office:value="-0.0109437250996016">
            <text:p>-0.0109437251</text:p>
          </table:table-cell>
          <table:table-cell office:value-type="float" office:value="-0.00716060685325661">
            <text:p>-0.0071606069</text:p>
          </table:table-cell>
          <table:table-cell office:value-type="float" office:value="1.02233289785834">
            <text:p>1.0223328979</text:p>
          </table:table-cell>
          <table:table-cell office:value-type="float" office:value="0.961931701784744">
            <text:p>0.9619317018</text:p>
          </table:table-cell>
          <table:table-cell office:value-type="float" office:value="0.975038373622996">
            <text:p>0.97503837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429">
            <text:p>429</text:p>
          </table:table-cell>
          <table:table-cell office:value-type="float" office:value="626">
            <text:p>626</text:p>
          </table:table-cell>
          <table:table-cell office:value-type="float" office:value="429">
            <text:p>429</text:p>
          </table:table-cell>
          <table:table-cell office:value-type="float" office:value="7630">
            <text:p>7630</text:p>
          </table:table-cell>
          <table:table-cell office:value-type="float" office:value="9848">
            <text:p>9848</text:p>
          </table:table-cell>
          <table:table-cell office:value-type="float" office:value="14302">
            <text:p>14302</text:p>
          </table:table-cell>
          <table:table-cell office:value-type="float" office:value="51.375">
            <text:p>51.375</text:p>
          </table:table-cell>
          <table:table-cell office:value-type="float" office:value="-210.5">
            <text:p>-210.5</text:p>
          </table:table-cell>
          <table:table-cell office:value-type="float" office:value="-6.875">
            <text:p>-6.875</text:p>
          </table:table-cell>
          <table:table-cell office:value-type="float" office:value="0.00673328964613368">
            <text:p>0.0067332896</text:p>
          </table:table-cell>
          <table:table-cell office:value-type="float" office:value="-0.0213748984565394">
            <text:p>-0.0213748985</text:p>
          </table:table-cell>
          <table:table-cell office:value-type="float" office:value="-0.000480701999720319">
            <text:p>-0.000480702</text:p>
          </table:table-cell>
          <table:table-cell office:value-type="float" office:value="1.02365537465281">
            <text:p>1.0236553747</text:p>
          </table:table-cell>
          <table:table-cell office:value-type="float" office:value="0.926083352518806">
            <text:p>0.9260833525</text:p>
          </table:table-cell>
          <table:table-cell office:value-type="float" office:value="0.998317995906827">
            <text:p>0.9983179959</text:p>
          </table:table-cell>
          <table:table-cell office:value-type="float" office:value="0">
            <text:p>0</text:p>
          </table:table-cell>
          <table:table-cell office:value-type="float" office:value="-32.0802706941607">
            <text:p>-32.08027069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552">
            <text:p>552</text:p>
          </table:table-cell>
          <table:table-cell office:value-type="float" office:value="360">
            <text:p>360</text:p>
          </table:table-cell>
          <table:table-cell office:value-type="float" office:value="7819">
            <text:p>7819</text:p>
          </table:table-cell>
          <table:table-cell office:value-type="float" office:value="10070">
            <text:p>10070</text:p>
          </table:table-cell>
          <table:table-cell office:value-type="float" office:value="14858">
            <text:p>14858</text:p>
          </table:table-cell>
          <table:table-cell office:value-type="float" office:value="-86.25">
            <text:p>-86.25</text:p>
          </table:table-cell>
          <table:table-cell office:value-type="float" office:value="161.5">
            <text:p>161.5</text:p>
          </table:table-cell>
          <table:table-cell office:value-type="float" office:value="283.25">
            <text:p>283.25</text:p>
          </table:table-cell>
          <table:table-cell office:value-type="float" office:value="-0.0110308223558">
            <text:p>-0.0110308224</text:p>
          </table:table-cell>
          <table:table-cell office:value-type="float" office:value="0.0160377358490566">
            <text:p>0.0160377358</text:p>
          </table:table-cell>
          <table:table-cell office:value-type="float" office:value="0.019063804011307">
            <text:p>0.019063804</text:p>
          </table:table-cell>
          <table:table-cell office:value-type="float" office:value="0.961630612676717">
            <text:p>0.9616306127</text:p>
          </table:table-cell>
          <table:table-cell office:value-type="float" office:value="1.05663620505518">
            <text:p>1.0566362051</text:p>
          </table:table-cell>
          <table:table-cell office:value-type="float" office:value="1.0674356341414">
            <text:p>1.06743563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9">
            <text:p>549</text:p>
          </table:table-cell>
          <table:table-cell office:value-type="float" office:value="854">
            <text:p>854</text:p>
          </table:table-cell>
          <table:table-cell office:value-type="float" office:value="361">
            <text:p>361</text:p>
          </table:table-cell>
          <table:table-cell office:value-type="float" office:value="7505">
            <text:p>7505</text:p>
          </table:table-cell>
          <table:table-cell office:value-type="float" office:value="10491">
            <text:p>10491</text:p>
          </table:table-cell>
          <table:table-cell office:value-type="float" office:value="16312">
            <text:p>16312</text:p>
          </table:table-cell>
          <table:table-cell office:value-type="float" office:value="169.5">
            <text:p>169.5</text:p>
          </table:table-cell>
          <table:table-cell office:value-type="float" office:value="-75.125">
            <text:p>-75.125</text:p>
          </table:table-cell>
          <table:table-cell office:value-type="float" office:value="281.875">
            <text:p>281.875</text:p>
          </table:table-cell>
          <table:table-cell office:value-type="float" office:value="0.0225849433710859">
            <text:p>0.0225849434</text:p>
          </table:table-cell>
          <table:table-cell office:value-type="float" office:value="-0.00716089981889238">
            <text:p>-0.0071608998</text:p>
          </table:table-cell>
          <table:table-cell office:value-type="float" office:value="0.0172802231486023">
            <text:p>0.0172802231</text:p>
          </table:table-cell>
          <table:table-cell office:value-type="float" office:value="1.08004705794627">
            <text:p>1.0800470579</text:p>
          </table:table-cell>
          <table:table-cell office:value-type="float" office:value="0.975037356466861">
            <text:p>0.9750373565</text:p>
          </table:table-cell>
          <table:table-cell office:value-type="float" office:value="1.06106604899976">
            <text:p>1.061066049</text:p>
          </table:table-cell>
          <table:table-cell office:value-type="float" office:value="31.0359596048806">
            <text:p>31.03595960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880">
            <text:p>880</text:p>
          </table:table-cell>
          <table:table-cell office:value-type="float" office:value="7510">
            <text:p>7510</text:p>
          </table:table-cell>
          <table:table-cell office:value-type="float" office:value="11278">
            <text:p>11278</text:p>
          </table:table-cell>
          <table:table-cell office:value-type="float" office:value="15835">
            <text:p>15835</text:p>
          </table:table-cell>
          <table:table-cell office:value-type="float" office:value="47.75">
            <text:p>47.75</text:p>
          </table:table-cell>
          <table:table-cell office:value-type="float" office:value="-95">
            <text:p>-95</text:p>
          </table:table-cell>
          <table:table-cell office:value-type="float" office:value="303.5">
            <text:p>303.5</text:p>
          </table:table-cell>
          <table:table-cell office:value-type="float" office:value="0.00635818908122503">
            <text:p>0.0063581891</text:p>
          </table:table-cell>
          <table:table-cell office:value-type="float" office:value="-0.00842347934030857">
            <text:p>-0.0084234793</text:p>
          </table:table-cell>
          <table:table-cell office:value-type="float" office:value="0.0191664035364698">
            <text:p>0.0191664035</text:p>
          </table:table-cell>
          <table:table-cell office:value-type="float" office:value="1.02233289785834">
            <text:p>1.0223328979</text:p>
          </table:table-cell>
          <table:table-cell office:value-type="float" office:value="0.970656894117145">
            <text:p>0.9706568941</text:p>
          </table:table-cell>
          <table:table-cell office:value-type="float" office:value="1.06780242038571">
            <text:p>1.0678024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office:value-type="float" office:value="644">
            <text:p>644</text:p>
          </table:table-cell>
          <table:table-cell office:value-type="float" office:value="461">
            <text:p>461</text:p>
          </table:table-cell>
          <table:table-cell office:value-type="float" office:value="644">
            <text:p>644</text:p>
          </table:table-cell>
          <table:table-cell office:value-type="float" office:value="7618">
            <text:p>7618</text:p>
          </table:table-cell>
          <table:table-cell office:value-type="float" office:value="10594">
            <text:p>10594</text:p>
          </table:table-cell>
          <table:table-cell office:value-type="float" office:value="15179">
            <text:p>15179</text:p>
          </table:table-cell>
          <table:table-cell office:value-type="float" office:value="65.5">
            <text:p>65.5</text:p>
          </table:table-cell>
          <table:table-cell office:value-type="float" office:value="11.25">
            <text:p>11.25</text:p>
          </table:table-cell>
          <table:table-cell office:value-type="float" office:value="523.5">
            <text:p>523.5</text:p>
          </table:table-cell>
          <table:table-cell office:value-type="float" office:value="0.00859805723286952">
            <text:p>0.0085980572</text:p>
          </table:table-cell>
          <table:table-cell office:value-type="float" office:value="0.00106192184255239">
            <text:p>0.0010619218</text:p>
          </table:table-cell>
          <table:table-cell office:value-type="float" office:value="0.034488437973516">
            <text:p>0.034488438</text:p>
          </table:table-cell>
          <table:table-cell office:value-type="float" office:value="1.03023809642788">
            <text:p>1.0302380964</text:p>
          </table:table-cell>
          <table:table-cell office:value-type="float" office:value="1.00371893669781">
            <text:p>1.0037189367</text:p>
          </table:table-cell>
          <table:table-cell office:value-type="float" office:value="1.12304085952086">
            <text:p>1.1230408595</text:p>
          </table:table-cell>
          <table:table-cell table:number-columns-repeated="2" office:value-type="float" office:value="0">
            <text:p>0</text:p>
          </table:table-cell>
          <table:table-cell office:value-type="float" office:value="20.4425731580609">
            <text:p>20.4425731581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office:value-type="float" office:value="958">
            <text:p>958</text:p>
          </table:table-cell>
          <table:table-cell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745">
            <text:p>7745</text:p>
          </table:table-cell>
          <table:table-cell office:value-type="float" office:value="10964">
            <text:p>10964</text:p>
          </table:table-cell>
          <table:table-cell office:value-type="float" office:value="15738">
            <text:p>15738</text:p>
          </table:table-cell>
          <table:table-cell office:value-type="float" office:value="106.75">
            <text:p>106.75</text:p>
          </table:table-cell>
          <table:table-cell office:value-type="float" office:value="159.75">
            <text:p>159.75</text:p>
          </table:table-cell>
          <table:table-cell office:value-type="float" office:value="484.375">
            <text:p>484.375</text:p>
          </table:table-cell>
          <table:table-cell office:value-type="float" office:value="0.0137830858618464">
            <text:p>0.0137830859</text:p>
          </table:table-cell>
          <table:table-cell office:value-type="float" office:value="0.0145704122582999">
            <text:p>0.0145704123</text:p>
          </table:table-cell>
          <table:table-cell office:value-type="float" office:value="0.0307774177150845">
            <text:p>0.0307774177</text:p>
          </table:table-cell>
          <table:table-cell office:value-type="float" office:value="1.04861314848998">
            <text:p>1.0486131485</text:p>
          </table:table-cell>
          <table:table-cell office:value-type="float" office:value="1.05141254485427">
            <text:p>1.0514125449</text:p>
          </table:table-cell>
          <table:table-cell office:value-type="float" office:value="1.10957757090757">
            <text:p>1.1095775709</text:p>
          </table:table-cell>
          <table:table-cell table:number-columns-repeated="2" office:value-type="float" office:value="0">
            <text:p>0</text:p>
          </table:table-cell>
          <table:table-cell office:value-type="float" office:value="22.8661136517113">
            <text:p>22.8661136517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19">
            <text:p>919</text:p>
          </table:table-cell>
          <table:table-cell office:value-type="float" office:value="437">
            <text:p>437</text:p>
          </table:table-cell>
          <table:table-cell office:value-type="float" office:value="7510">
            <text:p>7510</text:p>
          </table:table-cell>
          <table:table-cell office:value-type="float" office:value="11644">
            <text:p>11644</text:p>
          </table:table-cell>
          <table:table-cell office:value-type="float" office:value="16274">
            <text:p>16274</text:p>
          </table:table-cell>
          <table:table-cell office:value-type="float" office:value="197.875">
            <text:p>197.875</text:p>
          </table:table-cell>
          <table:table-cell office:value-type="float" office:value="156">
            <text:p>156</text:p>
          </table:table-cell>
          <table:table-cell office:value-type="float" office:value="318.375">
            <text:p>318.375</text:p>
          </table:table-cell>
          <table:table-cell office:value-type="float" office:value="0.0263482023968043">
            <text:p>0.0263482024</text:p>
          </table:table-cell>
          <table:table-cell office:value-type="float" office:value="0.0133974579182412">
            <text:p>0.0133974579</text:p>
          </table:table-cell>
          <table:table-cell office:value-type="float" office:value="0.0195634140346565">
            <text:p>0.019563414</text:p>
          </table:table-cell>
          <table:table-cell office:value-type="float" office:value="1.09357939481712">
            <text:p>1.0935793948</text:p>
          </table:table-cell>
          <table:table-cell office:value-type="float" office:value="1.04724290679604">
            <text:p>1.0472429068</text:p>
          </table:table-cell>
          <table:table-cell office:value-type="float" office:value="1.06922209437193">
            <text:p>1.0692220944</text:p>
          </table:table-cell>
          <table:table-cell office:value-type="float" office:value="26.6522619094757">
            <text:p>26.65226190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office:value-type="float" office:value="394">
            <text:p>394</text:p>
          </table:table-cell>
          <table:table-cell table:number-columns-repeated="2" office:value-type="float" office:value="578">
            <text:p>578</text:p>
          </table:table-cell>
          <table:table-cell office:value-type="float" office:value="7538">
            <text:p>7538</text:p>
          </table:table-cell>
          <table:table-cell office:value-type="float" office:value="11550">
            <text:p>11550</text:p>
          </table:table-cell>
          <table:table-cell office:value-type="float" office:value="15893">
            <text:p>15893</text:p>
          </table:table-cell>
          <table:table-cell office:value-type="float" office:value="86">
            <text:p>86</text:p>
          </table:table-cell>
          <table:table-cell office:value-type="float" office:value="-30.25">
            <text:p>-30.25</text:p>
          </table:table-cell>
          <table:table-cell office:value-type="float" office:value="217.625">
            <text:p>217.625</text:p>
          </table:table-cell>
          <table:table-cell office:value-type="float" office:value="0.011408861767047">
            <text:p>0.0114088618</text:p>
          </table:table-cell>
          <table:table-cell office:value-type="float" office:value="-0.00261904761904762">
            <text:p>-0.0026190476</text:p>
          </table:table-cell>
          <table:table-cell office:value-type="float" office:value="0.0136931353426037">
            <text:p>0.0136931353</text:p>
          </table:table-cell>
          <table:table-cell office:value-type="float" office:value="1.04018613395323">
            <text:p>1.040186134</text:p>
          </table:table-cell>
          <table:table-cell office:value-type="float" office:value="0.990846777777778">
            <text:p>0.9908467778</text:p>
          </table:table-cell>
          <table:table-cell office:value-type="float" office:value="1.04829347753191">
            <text:p>1.04829347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7618">
            <text:p>7618</text:p>
          </table:table-cell>
          <table:table-cell office:value-type="float" office:value="11312">
            <text:p>11312</text:p>
          </table:table-cell>
          <table:table-cell office:value-type="float" office:value="17454">
            <text:p>17454</text:p>
          </table:table-cell>
          <table:table-cell office:value-type="float" office:value="65.5">
            <text:p>65.5</text:p>
          </table:table-cell>
          <table:table-cell office:value-type="float" office:value="325.75">
            <text:p>325.75</text:p>
          </table:table-cell>
          <table:table-cell office:value-type="float" office:value="20.375">
            <text:p>20.375</text:p>
          </table:table-cell>
          <table:table-cell office:value-type="float" office:value="0.00859805723286952">
            <text:p>0.0085980572</text:p>
          </table:table-cell>
          <table:table-cell office:value-type="float" office:value="0.0287968528995757">
            <text:p>0.0287968529</text:p>
          </table:table-cell>
          <table:table-cell office:value-type="float" office:value="0.00116735418815171">
            <text:p>0.0011673542</text:p>
          </table:table-cell>
          <table:table-cell office:value-type="float" office:value="1.03023809642788">
            <text:p>1.0302380964</text:p>
          </table:table-cell>
          <table:table-cell office:value-type="float" office:value="1.10241433227288">
            <text:p>1.1024143323</text:p>
          </table:table-cell>
          <table:table-cell office:value-type="float" office:value="1.0040884105815">
            <text:p>1.0040884106</text:p>
          </table:table-cell>
          <table:table-cell office:value-type="float" office:value="0">
            <text:p>0</text:p>
          </table:table-cell>
          <table:table-cell office:value-type="float" office:value="24.415174436009">
            <text:p>24.4151744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8335">
            <text:p>8335</text:p>
          </table:table-cell>
          <table:table-cell office:value-type="float" office:value="11448">
            <text:p>11448</text:p>
          </table:table-cell>
          <table:table-cell office:value-type="float" office:value="18315">
            <text:p>18315</text:p>
          </table:table-cell>
          <table:table-cell office:value-type="float" office:value="90.25">
            <text:p>90.25</text:p>
          </table:table-cell>
          <table:table-cell office:value-type="float" office:value="362.375">
            <text:p>362.375</text:p>
          </table:table-cell>
          <table:table-cell office:value-type="float" office:value="-24.875">
            <text:p>-24.875</text:p>
          </table:table-cell>
          <table:table-cell office:value-type="float" office:value="0.0108278344331134">
            <text:p>0.0108278344</text:p>
          </table:table-cell>
          <table:table-cell office:value-type="float" office:value="0.031654000698812">
            <text:p>0.0316540007</text:p>
          </table:table-cell>
          <table:table-cell office:value-type="float" office:value="-0.00135817635817636">
            <text:p>-0.0013581764</text:p>
          </table:table-cell>
          <table:table-cell office:value-type="float" office:value="1.03812721483298">
            <text:p>1.0381272148</text:p>
          </table:table-cell>
          <table:table-cell office:value-type="float" office:value="1.11275287493591">
            <text:p>1.1127528749</text:p>
          </table:table-cell>
          <table:table-cell office:value-type="float" office:value="0.995249998246702">
            <text:p>0.9952499982</text:p>
          </table:table-cell>
          <table:table-cell office:value-type="float" office:value="0">
            <text:p>0</text:p>
          </table:table-cell>
          <table:table-cell office:value-type="float" office:value="22.2423904512981">
            <text:p>22.24239045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table:number-columns-repeated="2" office:value-type="float" office:value="782">
            <text:p>782</text:p>
          </table:table-cell>
          <table:table-cell office:value-type="float" office:value="8576">
            <text:p>8576</text:p>
          </table:table-cell>
          <table:table-cell office:value-type="float" office:value="11972">
            <text:p>11972</text:p>
          </table:table-cell>
          <table:table-cell office:value-type="float" office:value="17433">
            <text:p>17433</text:p>
          </table:table-cell>
          <table:table-cell office:value-type="float" office:value="-14.25">
            <text:p>-14.25</text:p>
          </table:table-cell>
          <table:table-cell office:value-type="float" office:value="234.25">
            <text:p>234.25</text:p>
          </table:table-cell>
          <table:table-cell office:value-type="float" office:value="-67.5">
            <text:p>-67.5</text:p>
          </table:table-cell>
          <table:table-cell office:value-type="float" office:value="-0.00166161380597015">
            <text:p>-0.0016616138</text:p>
          </table:table-cell>
          <table:table-cell office:value-type="float" office:value="0.0195664884731039">
            <text:p>0.0195664885</text:p>
          </table:table-cell>
          <table:table-cell office:value-type="float" office:value="-0.00387196695921528">
            <text:p>-0.003871967</text:p>
          </table:table-cell>
          <table:table-cell office:value-type="float" office:value="0.994189763161567">
            <text:p>0.9941897632</text:p>
          </table:table-cell>
          <table:table-cell office:value-type="float" office:value="1.06923309069935">
            <text:p>1.0692330907</text:p>
          </table:table-cell>
          <table:table-cell office:value-type="float" office:value="0.986477500213888">
            <text:p>0.986477500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59">
            <text:p>359</text:p>
          </table:table-cell>
          <table:table-cell office:value-type="float" office:value="532">
            <text:p>532</text:p>
          </table:table-cell>
          <table:table-cell office:value-type="float" office:value="8460">
            <text:p>8460</text:p>
          </table:table-cell>
          <table:table-cell office:value-type="float" office:value="11534">
            <text:p>11534</text:p>
          </table:table-cell>
          <table:table-cell office:value-type="float" office:value="15893">
            <text:p>15893</text:p>
          </table:table-cell>
          <table:table-cell office:value-type="float" office:value="-8.625">
            <text:p>-8.625</text:p>
          </table:table-cell>
          <table:table-cell office:value-type="float" office:value="-23.375">
            <text:p>-23.375</text:p>
          </table:table-cell>
          <table:table-cell office:value-type="float" office:value="217.625">
            <text:p>217.625</text:p>
          </table:table-cell>
          <table:table-cell office:value-type="float" office:value="-0.00101950354609929">
            <text:p>-0.0010195035</text:p>
          </table:table-cell>
          <table:table-cell office:value-type="float" office:value="-0.00202661695855731">
            <text:p>-0.002026617</text:p>
          </table:table-cell>
          <table:table-cell office:value-type="float" office:value="0.0136931353426037">
            <text:p>0.0136931353</text:p>
          </table:table-cell>
          <table:table-cell office:value-type="float" office:value="0.996433774788114">
            <text:p>0.9964337748</text:p>
          </table:table-cell>
          <table:table-cell office:value-type="float" office:value="0.992914890710591">
            <text:p>0.9929148907</text:p>
          </table:table-cell>
          <table:table-cell office:value-type="float" office:value="1.04829347753191">
            <text:p>1.04829347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table:number-columns-repeated="2" office:value-type="float" office:value="514">
            <text:p>514</text:p>
          </table:table-cell>
          <table:table-cell office:value-type="float" office:value="8416">
            <text:p>8416</text:p>
          </table:table-cell>
          <table:table-cell office:value-type="float" office:value="11316">
            <text:p>11316</text:p>
          </table:table-cell>
          <table:table-cell office:value-type="float" office:value="17063">
            <text:p>17063</text:p>
          </table:table-cell>
          <table:table-cell office:value-type="float" office:value="187.75">
            <text:p>187.75</text:p>
          </table:table-cell>
          <table:table-cell office:value-type="float" office:value="323.25">
            <text:p>323.25</text:p>
          </table:table-cell>
          <table:table-cell office:value-type="float" office:value="-40.125">
            <text:p>-40.125</text:p>
          </table:table-cell>
          <table:table-cell office:value-type="float" office:value="0.0223086977186312">
            <text:p>0.0223086977</text:p>
          </table:table-cell>
          <table:table-cell office:value-type="float" office:value="0.0285657476139979">
            <text:p>0.0285657476</text:p>
          </table:table-cell>
          <table:table-cell office:value-type="float" office:value="-0.0023515794408955">
            <text:p>-0.0023515794</text:p>
          </table:table-cell>
          <table:table-cell office:value-type="float" office:value="1.07905589088326">
            <text:p>1.0790558909</text:p>
          </table:table-cell>
          <table:table-cell office:value-type="float" office:value="1.10157948044502">
            <text:p>1.1015794804</text:p>
          </table:table-cell>
          <table:table-cell office:value-type="float" office:value="0.991780310611565">
            <text:p>0.9917803106</text:p>
          </table:table-cell>
          <table:table-cell office:value-type="float" office:value="31.4160137919461">
            <text:p>31.4160137919</text:p>
          </table:table-cell>
          <table:table-cell office:value-type="float" office:value="24.6099227271083">
            <text:p>24.60992272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772">
            <text:p>772</text:p>
          </table:table-cell>
          <table:table-cell office:value-type="float" office:value="8390">
            <text:p>8390</text:p>
          </table:table-cell>
          <table:table-cell office:value-type="float" office:value="11282">
            <text:p>11282</text:p>
          </table:table-cell>
          <table:table-cell office:value-type="float" office:value="18172">
            <text:p>18172</text:p>
          </table:table-cell>
          <table:table-cell office:value-type="float" office:value="-63">
            <text:p>-63</text:p>
          </table:table-cell>
          <table:table-cell office:value-type="float" office:value="-9">
            <text:p>-9</text:p>
          </table:table-cell>
          <table:table-cell office:value-type="float" office:value="-128.5">
            <text:p>-128.5</text:p>
          </table:table-cell>
          <table:table-cell office:value-type="float" office:value="-0.00750893921334923">
            <text:p>-0.0075089392</text:p>
          </table:table-cell>
          <table:table-cell office:value-type="float" office:value="-0.000797730898776813">
            <text:p>-0.0007977309</text:p>
          </table:table-cell>
          <table:table-cell office:value-type="float" office:value="-0.00707131851199648">
            <text:p>-0.0070713185</text:p>
          </table:table-cell>
          <table:table-cell office:value-type="float" office:value="0.973829225722773">
            <text:p>0.9738292257</text:p>
          </table:table-cell>
          <table:table-cell office:value-type="float" office:value="0.997209189148471">
            <text:p>0.9972091891</text:p>
          </table:table-cell>
          <table:table-cell office:value-type="float" office:value="0.975348392157189">
            <text:p>0.97534839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8418">
            <text:p>8418</text:p>
          </table:table-cell>
          <table:table-cell office:value-type="float" office:value="11454">
            <text:p>11454</text:p>
          </table:table-cell>
          <table:table-cell office:value-type="float" office:value="17579">
            <text:p>17579</text:p>
          </table:table-cell>
          <table:table-cell office:value-type="float" office:value="71.875">
            <text:p>71.875</text:p>
          </table:table-cell>
          <table:table-cell office:value-type="float" office:value="44.5">
            <text:p>44.5</text:p>
          </table:table-cell>
          <table:table-cell office:value-type="float" office:value="-111.125">
            <text:p>-111.125</text:p>
          </table:table-cell>
          <table:table-cell office:value-type="float" office:value="0.00853825136612022">
            <text:p>0.0085382514</text:p>
          </table:table-cell>
          <table:table-cell office:value-type="float" office:value="0.00388510563995111">
            <text:p>0.0038851056</text:p>
          </table:table-cell>
          <table:table-cell office:value-type="float" office:value="-0.00632146310939189">
            <text:p>-0.0063214631</text:p>
          </table:table-cell>
          <table:table-cell office:value-type="float" office:value="1.03002676718475">
            <text:p>1.0300267672</text:p>
          </table:table-cell>
          <table:table-cell office:value-type="float" office:value="1.01362745406966">
            <text:p>1.0136274541</text:p>
          </table:table-cell>
          <table:table-cell office:value-type="float" office:value="0.977953202472981">
            <text:p>0.97795320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office:value-type="float" office:value="279">
            <text:p>279</text:p>
          </table:table-cell>
          <table:table-cell table:number-columns-repeated="2" office:value-type="float" office:value="695">
            <text:p>695</text:p>
          </table:table-cell>
          <table:table-cell office:value-type="float" office:value="8365">
            <text:p>8365</text:p>
          </table:table-cell>
          <table:table-cell office:value-type="float" office:value="11373">
            <text:p>11373</text:p>
          </table:table-cell>
          <table:table-cell office:value-type="float" office:value="17233">
            <text:p>17233</text:p>
          </table:table-cell>
          <table:table-cell office:value-type="float" office:value="-30.125">
            <text:p>-30.125</text:p>
          </table:table-cell>
          <table:table-cell office:value-type="float" office:value="130">
            <text:p>130</text:p>
          </table:table-cell>
          <table:table-cell office:value-type="float" office:value="161.625">
            <text:p>161.625</text:p>
          </table:table-cell>
          <table:table-cell office:value-type="float" office:value="-0.00360131500298864">
            <text:p>-0.003601315</text:p>
          </table:table-cell>
          <table:table-cell office:value-type="float" office:value="0.0114305812010903">
            <text:p>0.0114305812</text:p>
          </table:table-cell>
          <table:table-cell office:value-type="float" office:value="0.00937880810073696">
            <text:p>0.0093788081</text:p>
          </table:table-cell>
          <table:table-cell office:value-type="float" office:value="0.987420817650251">
            <text:p>0.9874208177</text:p>
          </table:table-cell>
          <table:table-cell office:value-type="float" office:value="1.04026312424954">
            <text:p>1.0402631242</text:p>
          </table:table-cell>
          <table:table-cell office:value-type="float" office:value="1.0329982339537">
            <text:p>1.0329982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table:number-columns-repeated="2" office:value-type="float" office:value="430">
            <text:p>430</text:p>
          </table:table-cell>
          <table:table-cell office:value-type="float" office:value="8350">
            <text:p>8350</text:p>
          </table:table-cell>
          <table:table-cell office:value-type="float" office:value="12128">
            <text:p>12128</text:p>
          </table:table-cell>
          <table:table-cell office:value-type="float" office:value="19673">
            <text:p>19673</text:p>
          </table:table-cell>
          <table:table-cell office:value-type="float" office:value="179.875">
            <text:p>179.875</text:p>
          </table:table-cell>
          <table:table-cell office:value-type="float" office:value="-87.5">
            <text:p>-87.5</text:p>
          </table:table-cell>
          <table:table-cell office:value-type="float" office:value="45.25">
            <text:p>45.25</text:p>
          </table:table-cell>
          <table:table-cell office:value-type="float" office:value="0.0215419161676647">
            <text:p>0.0215419162</text:p>
          </table:table-cell>
          <table:table-cell office:value-type="float" office:value="-0.00721470976253298">
            <text:p>-0.0072147098</text:p>
          </table:table-cell>
          <table:table-cell office:value-type="float" office:value="0.00230010674528542">
            <text:p>0.0023001067</text:p>
          </table:table-cell>
          <table:table-cell office:value-type="float" office:value="1.07630625272509">
            <text:p>1.0763062527</text:p>
          </table:table-cell>
          <table:table-cell office:value-type="float" office:value="0.974850537823571">
            <text:p>0.9748505378</text:p>
          </table:table-cell>
          <table:table-cell office:value-type="float" office:value="1.00806074297094">
            <text:p>1.008060743</text:p>
          </table:table-cell>
          <table:table-cell office:value-type="float" office:value="32.5220149567882">
            <text:p>32.52201495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11">
            <text:p>311</text:p>
          </table:table-cell>
          <table:table-cell office:value-type="float" office:value="708">
            <text:p>708</text:p>
          </table:table-cell>
          <table:table-cell office:value-type="float" office:value="8095">
            <text:p>8095</text:p>
          </table:table-cell>
          <table:table-cell office:value-type="float" office:value="12554">
            <text:p>12554</text:p>
          </table:table-cell>
          <table:table-cell office:value-type="float" office:value="17748">
            <text:p>17748</text:p>
          </table:table-cell>
          <table:table-cell office:value-type="float" office:value="-27.375">
            <text:p>-27.375</text:p>
          </table:table-cell>
          <table:table-cell office:value-type="float" office:value="-149.375">
            <text:p>-149.375</text:p>
          </table:table-cell>
          <table:table-cell office:value-type="float" office:value="194.625">
            <text:p>194.625</text:p>
          </table:table-cell>
          <table:table-cell office:value-type="float" office:value="-0.00338171710932674">
            <text:p>-0.0033817171</text:p>
          </table:table-cell>
          <table:table-cell office:value-type="float" office:value="-0.0118985980563964">
            <text:p>-0.0118985981</text:p>
          </table:table-cell>
          <table:table-cell office:value-type="float" office:value="0.0109660243407708">
            <text:p>0.0109660243</text:p>
          </table:table-cell>
          <table:table-cell office:value-type="float" office:value="0.988186404698147">
            <text:p>0.9881864047</text:p>
          </table:table-cell>
          <table:table-cell office:value-type="float" office:value="0.9586323970086">
            <text:p>0.958632397</text:p>
          </table:table-cell>
          <table:table-cell office:value-type="float" office:value="1.03861678242479">
            <text:p>1.03861678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91">
            <text:p>491</text:p>
          </table:table-cell>
          <table:table-cell office:value-type="float" office:value="729">
            <text:p>729</text:p>
          </table:table-cell>
          <table:table-cell office:value-type="float" office:value="8505">
            <text:p>8505</text:p>
          </table:table-cell>
          <table:table-cell office:value-type="float" office:value="11648">
            <text:p>11648</text:p>
          </table:table-cell>
          <table:table-cell office:value-type="float" office:value="16491">
            <text:p>16491</text:p>
          </table:table-cell>
          <table:table-cell office:value-type="float" office:value="-91.875">
            <text:p>-91.875</text:p>
          </table:table-cell>
          <table:table-cell office:value-type="float" office:value="371">
            <text:p>371</text:p>
          </table:table-cell>
          <table:table-cell office:value-type="float" office:value="-56.875">
            <text:p>-56.875</text:p>
          </table:table-cell>
          <table:table-cell office:value-type="float" office:value="-0.0108024691358025">
            <text:p>-0.0108024691</text:p>
          </table:table-cell>
          <table:table-cell office:value-type="float" office:value="0.0318509615384615">
            <text:p>0.0318509615</text:p>
          </table:table-cell>
          <table:table-cell office:value-type="float" office:value="-0.00344885088836335">
            <text:p>-0.0034488509</text:p>
          </table:table-cell>
          <table:table-cell office:value-type="float" office:value="0.962420076969974">
            <text:p>0.962420077</text:p>
          </table:table-cell>
          <table:table-cell office:value-type="float" office:value="1.11346675353643">
            <text:p>1.1134667535</text:p>
          </table:table-cell>
          <table:table-cell office:value-type="float" office:value="0.987952335252731">
            <text:p>0.9879523353</text:p>
          </table:table-cell>
          <table:table-cell office:value-type="float" office:value="0">
            <text:p>0</text:p>
          </table:table-cell>
          <table:table-cell office:value-type="float" office:value="22.1069683479048">
            <text:p>22.10696834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table:number-columns-repeated="2" office:value-type="float" office:value="687">
            <text:p>687</text:p>
          </table:table-cell>
          <table:table-cell office:value-type="float" office:value="8362">
            <text:p>8362</text:p>
          </table:table-cell>
          <table:table-cell office:value-type="float" office:value="11645">
            <text:p>11645</text:p>
          </table:table-cell>
          <table:table-cell office:value-type="float" office:value="16827">
            <text:p>16827</text:p>
          </table:table-cell>
          <table:table-cell office:value-type="float" office:value="95.125">
            <text:p>95.125</text:p>
          </table:table-cell>
          <table:table-cell office:value-type="float" office:value="403">
            <text:p>403</text:p>
          </table:table-cell>
          <table:table-cell office:value-type="float" office:value="73.5">
            <text:p>73.5</text:p>
          </table:table-cell>
          <table:table-cell office:value-type="float" office:value="0.0113758670174599">
            <text:p>0.011375867</text:p>
          </table:table-cell>
          <table:table-cell office:value-type="float" office:value="0.0346071275225419">
            <text:p>0.0346071275</text:p>
          </table:table-cell>
          <table:table-cell office:value-type="float" office:value="0.00436798003209128">
            <text:p>0.00436798</text:p>
          </table:table-cell>
          <table:table-cell office:value-type="float" office:value="1.04006917884789">
            <text:p>1.0400691788</text:p>
          </table:table-cell>
          <table:table-cell office:value-type="float" office:value="1.12347234674861">
            <text:p>1.1234723467</text:p>
          </table:table-cell>
          <table:table-cell office:value-type="float" office:value="1.01532532544146">
            <text:p>1.0153253254</text:p>
          </table:table-cell>
          <table:table-cell office:value-type="float" office:value="0">
            <text:p>0</text:p>
          </table:table-cell>
          <table:table-cell office:value-type="float" office:value="20.3736380260847">
            <text:p>20.3736380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448">
            <text:p>448</text:p>
          </table:table-cell>
          <table:table-cell office:value-type="float" office:value="305">
            <text:p>305</text:p>
          </table:table-cell>
          <table:table-cell office:value-type="float" office:value="677">
            <text:p>677</text:p>
          </table:table-cell>
          <table:table-cell office:value-type="float" office:value="8160">
            <text:p>8160</text:p>
          </table:table-cell>
          <table:table-cell office:value-type="float" office:value="11635">
            <text:p>11635</text:p>
          </table:table-cell>
          <table:table-cell office:value-type="float" office:value="18788">
            <text:p>18788</text:p>
          </table:table-cell>
          <table:table-cell office:value-type="float" office:value="128">
            <text:p>128</text:p>
          </table:table-cell>
          <table:table-cell office:value-type="float" office:value="71.75">
            <text:p>71.75</text:p>
          </table:table-cell>
          <table:table-cell office:value-type="float" office:value="56.375">
            <text:p>56.375</text:p>
          </table:table-cell>
          <table:table-cell office:value-type="float" office:value="0.0156862745098039">
            <text:p>0.0156862745</text:p>
          </table:table-cell>
          <table:table-cell office:value-type="float" office:value="0.00616673828964332">
            <text:p>0.0061667383</text:p>
          </table:table-cell>
          <table:table-cell office:value-type="float" office:value="0.00300058548009368">
            <text:p>0.0030005855</text:p>
          </table:table-cell>
          <table:table-cell office:value-type="float" office:value="1.05538423683199">
            <text:p>1.0553842368</text:p>
          </table:table-cell>
          <table:table-cell office:value-type="float" office:value="1.02165812018957">
            <text:p>1.0216581202</text:p>
          </table:table-cell>
          <table:table-cell office:value-type="float" office:value="1.01051969606625">
            <text:p>1.010519696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3">
            <text:p>293</text:p>
          </table:table-cell>
          <table:table-cell office:value-type="float" office:value="657">
            <text:p>657</text:p>
          </table:table-cell>
          <table:table-cell office:value-type="float" office:value="8095">
            <text:p>8095</text:p>
          </table:table-cell>
          <table:table-cell office:value-type="float" office:value="11842">
            <text:p>11842</text:p>
          </table:table-cell>
          <table:table-cell office:value-type="float" office:value="17492">
            <text:p>17492</text:p>
          </table:table-cell>
          <table:table-cell office:value-type="float" office:value="-27.375">
            <text:p>-27.375</text:p>
          </table:table-cell>
          <table:table-cell office:value-type="float" office:value="244.125">
            <text:p>244.125</text:p>
          </table:table-cell>
          <table:table-cell office:value-type="float" office:value="202.5">
            <text:p>202.5</text:p>
          </table:table-cell>
          <table:table-cell office:value-type="float" office:value="-0.00338171710932674">
            <text:p>-0.0033817171</text:p>
          </table:table-cell>
          <table:table-cell office:value-type="float" office:value="0.0206151832460733">
            <text:p>0.0206151832</text:p>
          </table:table-cell>
          <table:table-cell office:value-type="float" office:value="0.0115767207866453">
            <text:p>0.0115767208</text:p>
          </table:table-cell>
          <table:table-cell office:value-type="float" office:value="0.988186404698147">
            <text:p>0.9881864047</text:p>
          </table:table-cell>
          <table:table-cell office:value-type="float" office:value="1.07298611349058">
            <text:p>1.0729861135</text:p>
          </table:table-cell>
          <table:table-cell office:value-type="float" office:value="1.04078120286304">
            <text:p>1.0407812029</text:p>
          </table:table-cell>
          <table:table-cell office:value-type="float" office:value="0">
            <text:p>0</text:p>
          </table:table-cell>
          <table:table-cell office:value-type="float" office:value="33.9685343519864">
            <text:p>33.9685343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01">
            <text:p>601</text:p>
          </table:table-cell>
          <table:table-cell office:value-type="float" office:value="8355">
            <text:p>8355</text:p>
          </table:table-cell>
          <table:table-cell office:value-type="float" office:value="11480">
            <text:p>11480</text:p>
          </table:table-cell>
          <table:table-cell office:value-type="float" office:value="19363">
            <text:p>19363</text:p>
          </table:table-cell>
          <table:table-cell office:value-type="float" office:value="-92">
            <text:p>-92</text:p>
          </table:table-cell>
          <table:table-cell office:value-type="float" office:value="309.5">
            <text:p>309.5</text:p>
          </table:table-cell>
          <table:table-cell office:value-type="float" office:value="566.5">
            <text:p>566.5</text:p>
          </table:table-cell>
          <table:table-cell office:value-type="float" office:value="-0.0110113704368642">
            <text:p>-0.0110113704</text:p>
          </table:table-cell>
          <table:table-cell office:value-type="float" office:value="0.0269599303135888">
            <text:p>0.0269599303</text:p>
          </table:table-cell>
          <table:table-cell office:value-type="float" office:value="0.0292568300366679">
            <text:p>0.02925683</text:p>
          </table:table-cell>
          <table:table-cell office:value-type="float" office:value="0.961697854017615">
            <text:p>0.961697854</text:p>
          </table:table-cell>
          <table:table-cell office:value-type="float" office:value="1.09578435826889">
            <text:p>1.0957843583</text:p>
          </table:table-cell>
          <table:table-cell office:value-type="float" office:value="1.10407659085177">
            <text:p>1.1040765909</text:p>
          </table:table-cell>
          <table:table-cell office:value-type="float" office:value="0">
            <text:p>0</text:p>
          </table:table-cell>
          <table:table-cell office:value-type="float" office:value="26.0553104140108">
            <text:p>26.055310414</text:p>
          </table:table-cell>
          <table:table-cell office:value-type="float" office:value="24.0367152602749">
            <text:p>24.0367152603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225">
            <text:p>225</text:p>
          </table:table-cell>
          <table:table-cell office:value-type="float" office:value="574">
            <text:p>574</text:p>
          </table:table-cell>
          <table:table-cell office:value-type="float" office:value="8825">
            <text:p>8825</text:p>
          </table:table-cell>
          <table:table-cell office:value-type="float" office:value="12634">
            <text:p>12634</text:p>
          </table:table-cell>
          <table:table-cell office:value-type="float" office:value="22075">
            <text:p>22075</text:p>
          </table:table-cell>
          <table:table-cell office:value-type="float" office:value="367.625">
            <text:p>367.625</text:p>
          </table:table-cell>
          <table:table-cell office:value-type="float" office:value="350.125">
            <text:p>350.125</text:p>
          </table:table-cell>
          <table:table-cell office:value-type="float" office:value="586.25">
            <text:p>586.25</text:p>
          </table:table-cell>
          <table:table-cell office:value-type="float" office:value="0.041657223796034">
            <text:p>0.0416572238</text:p>
          </table:table-cell>
          <table:table-cell office:value-type="float" office:value="0.0277129175241412">
            <text:p>0.0277129175</text:p>
          </table:table-cell>
          <table:table-cell office:value-type="float" office:value="0.0265571913929785">
            <text:p>0.0265571914</text:p>
          </table:table-cell>
          <table:table-cell office:value-type="float" office:value="1.14920151890313">
            <text:p>1.1492015189</text:p>
          </table:table-cell>
          <table:table-cell office:value-type="float" office:value="1.09850050269799">
            <text:p>1.0985005027</text:p>
          </table:table-cell>
          <table:table-cell office:value-type="float" office:value="1.0943325273282">
            <text:p>1.0943325273</text:p>
          </table:table-cell>
          <table:table-cell office:value-type="float" office:value="16.9835194888407">
            <text:p>16.9835194888</text:p>
          </table:table-cell>
          <table:table-cell office:value-type="float" office:value="25.3566946761506">
            <text:p>25.3566946762</text:p>
          </table:table-cell>
          <table:table-cell office:value-type="float" office:value="26.4452285083588">
            <text:p>26.4452285084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399">
            <text:p>399</text:p>
          </table:table-cell>
          <table:table-cell office:value-type="float" office:value="609">
            <text:p>609</text:p>
          </table:table-cell>
          <table:table-cell office:value-type="float" office:value="8678">
            <text:p>8678</text:p>
          </table:table-cell>
          <table:table-cell office:value-type="float" office:value="13441">
            <text:p>13441</text:p>
          </table:table-cell>
          <table:table-cell office:value-type="float" office:value="20513">
            <text:p>20513</text:p>
          </table:table-cell>
          <table:table-cell office:value-type="float" office:value="45.625">
            <text:p>45.625</text:p>
          </table:table-cell>
          <table:table-cell office:value-type="float" office:value="47.125">
            <text:p>47.125</text:p>
          </table:table-cell>
          <table:table-cell office:value-type="float" office:value="921.75">
            <text:p>921.75</text:p>
          </table:table-cell>
          <table:table-cell office:value-type="float" office:value="0.00525754782207882">
            <text:p>0.0052575478</text:p>
          </table:table-cell>
          <table:table-cell office:value-type="float" office:value="0.00350606353693922">
            <text:p>0.0035060635</text:p>
          </table:table-cell>
          <table:table-cell office:value-type="float" office:value="0.044934919319456">
            <text:p>0.0449349193</text:p>
          </table:table-cell>
          <table:table-cell office:value-type="float" office:value="1.01845559532311">
            <text:p>1.0184555953</text:p>
          </table:table-cell>
          <table:table-cell office:value-type="float" office:value="1.01229531564308">
            <text:p>1.0122953156</text:p>
          </table:table-cell>
          <table:table-cell office:value-type="float" office:value="1.16122974568762">
            <text:p>1.1612297457</text:p>
          </table:table-cell>
          <table:table-cell table:number-columns-repeated="2" office:value-type="float" office:value="0">
            <text:p>0</text:p>
          </table:table-cell>
          <table:table-cell office:value-type="float" office:value="15.7696144830557">
            <text:p>15.7696144831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23">
            <text:p>423</text:p>
          </table:table-cell>
          <table:table-cell office:value-type="float" office:value="630">
            <text:p>630</text:p>
          </table:table-cell>
          <table:table-cell office:value-type="float" office:value="9156">
            <text:p>9156</text:p>
          </table:table-cell>
          <table:table-cell office:value-type="float" office:value="12543">
            <text:p>12543</text:p>
          </table:table-cell>
          <table:table-cell office:value-type="float" office:value="19922">
            <text:p>19922</text:p>
          </table:table-cell>
          <table:table-cell office:value-type="float" office:value="123.75">
            <text:p>123.75</text:p>
          </table:table-cell>
          <table:table-cell office:value-type="float" office:value="158">
            <text:p>158</text:p>
          </table:table-cell>
          <table:table-cell office:value-type="float" office:value="1174.5">
            <text:p>1174.5</text:p>
          </table:table-cell>
          <table:table-cell office:value-type="float" office:value="0.0135157273918742">
            <text:p>0.0135157274</text:p>
          </table:table-cell>
          <table:table-cell office:value-type="float" office:value="0.0125966674639241">
            <text:p>0.0125966675</text:p>
          </table:table-cell>
          <table:table-cell office:value-type="float" office:value="0.0589549242043972">
            <text:p>0.0589549242</text:p>
          </table:table-cell>
          <table:table-cell office:value-type="float" office:value="1.04766308864995">
            <text:p>1.0476630886</text:p>
          </table:table-cell>
          <table:table-cell office:value-type="float" office:value="1.04439934114488">
            <text:p>1.0443993411</text:p>
          </table:table-cell>
          <table:table-cell office:value-type="float" office:value="1.21315457356776">
            <text:p>1.2131545736</text:p>
          </table:table-cell>
          <table:table-cell table:number-columns-repeated="2" office:value-type="float" office:value="0">
            <text:p>0</text:p>
          </table:table-cell>
          <table:table-cell office:value-type="float" office:value="12.1005047922908">
            <text:p>12.1005047923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4">
            <text:p>304</text:p>
          </table:table-cell>
          <table:table-cell office:value-type="float" office:value="634">
            <text:p>634</text:p>
          </table:table-cell>
          <table:table-cell office:value-type="float" office:value="8568">
            <text:p>8568</text:p>
          </table:table-cell>
          <table:table-cell office:value-type="float" office:value="13952">
            <text:p>13952</text:p>
          </table:table-cell>
          <table:table-cell office:value-type="float" office:value="20285">
            <text:p>20285</text:p>
          </table:table-cell>
          <table:table-cell office:value-type="float" office:value="265">
            <text:p>265</text:p>
          </table:table-cell>
          <table:table-cell office:value-type="float" office:value="321.25">
            <text:p>321.25</text:p>
          </table:table-cell>
          <table:table-cell office:value-type="float" office:value="1104.25">
            <text:p>1104.25</text:p>
          </table:table-cell>
          <table:table-cell office:value-type="float" office:value="0.0309290382819795">
            <text:p>0.0309290383</text:p>
          </table:table-cell>
          <table:table-cell office:value-type="float" office:value="0.023025372706422">
            <text:p>0.0230253727</text:p>
          </table:table-cell>
          <table:table-cell office:value-type="float" office:value="0.0544367759428149">
            <text:p>0.0544367759</text:p>
          </table:table-cell>
          <table:table-cell office:value-type="float" office:value="1.11012658058866">
            <text:p>1.1101265806</text:p>
          </table:table-cell>
          <table:table-cell office:value-type="float" office:value="1.08162793333749">
            <text:p>1.0816279333</text:p>
          </table:table-cell>
          <table:table-cell office:value-type="float" office:value="1.19633690644695">
            <text:p>1.1963369064</text:p>
          </table:table-cell>
          <table:table-cell office:value-type="float" office:value="22.7557011121144">
            <text:p>22.7557011121</text:p>
          </table:table-cell>
          <table:table-cell office:value-type="float" office:value="30.4488834728318">
            <text:p>30.4488834728</text:p>
          </table:table-cell>
          <table:table-cell office:value-type="float" office:value="13.0765801409884">
            <text:p>13.076580141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1">
            <text:p>291</text:p>
          </table:table-cell>
          <table:table-cell office:value-type="float" office:value="615">
            <text:p>615</text:p>
          </table:table-cell>
          <table:table-cell office:value-type="float" office:value="8644">
            <text:p>8644</text:p>
          </table:table-cell>
          <table:table-cell office:value-type="float" office:value="14725">
            <text:p>14725</text:p>
          </table:table-cell>
          <table:table-cell office:value-type="float" office:value="21242">
            <text:p>21242</text:p>
          </table:table-cell>
          <table:table-cell office:value-type="float" office:value="308.625">
            <text:p>308.625</text:p>
          </table:table-cell>
          <table:table-cell office:value-type="float" office:value="526.25">
            <text:p>526.25</text:p>
          </table:table-cell>
          <table:table-cell office:value-type="float" office:value="595.625">
            <text:p>595.625</text:p>
          </table:table-cell>
          <table:table-cell office:value-type="float" office:value="0.0357039565016196">
            <text:p>0.0357039565</text:p>
          </table:table-cell>
          <table:table-cell office:value-type="float" office:value="0.0357385398981324">
            <text:p>0.0357385399</text:p>
          </table:table-cell>
          <table:table-cell office:value-type="float" office:value="0.0280399679879484">
            <text:p>0.028039968</text:p>
          </table:table-cell>
          <table:table-cell office:value-type="float" office:value="1.12746240187501">
            <text:p>1.1274624019</text:p>
          </table:table-cell>
          <table:table-cell office:value-type="float" office:value="1.1275882863822">
            <text:p>1.1275882864</text:p>
          </table:table-cell>
          <table:table-cell office:value-type="float" office:value="1.09968091797516">
            <text:p>1.099680918</text:p>
          </table:table-cell>
          <table:table-cell office:value-type="float" office:value="19.7582831104502">
            <text:p>19.7582831105</text:p>
          </table:table-cell>
          <table:table-cell office:value-type="float" office:value="19.7394949380124">
            <text:p>19.739494938</text:p>
          </table:table-cell>
          <table:table-cell office:value-type="float" office:value="25.0649467174049">
            <text:p>25.0649467174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table:number-columns-repeated="2" office:value-type="float" office:value="612">
            <text:p>612</text:p>
          </table:table-cell>
          <table:table-cell office:value-type="float" office:value="8373">
            <text:p>8373</text:p>
          </table:table-cell>
          <table:table-cell office:value-type="float" office:value="14362">
            <text:p>14362</text:p>
          </table:table-cell>
          <table:table-cell office:value-type="float" office:value="23075">
            <text:p>23075</text:p>
          </table:table-cell>
          <table:table-cell office:value-type="float" office:value="66">
            <text:p>66</text:p>
          </table:table-cell>
          <table:table-cell office:value-type="float" office:value="607.75">
            <text:p>607.75</text:p>
          </table:table-cell>
          <table:table-cell office:value-type="float" office:value="775.5">
            <text:p>775.5</text:p>
          </table:table-cell>
          <table:table-cell office:value-type="float" office:value="0.00788247939806521">
            <text:p>0.0078824794</text:p>
          </table:table-cell>
          <table:table-cell office:value-type="float" office:value="0.0423165297312352">
            <text:p>0.0423165297</text:p>
          </table:table-cell>
          <table:table-cell office:value-type="float" office:value="0.0336078006500542">
            <text:p>0.0336078007</text:p>
          </table:table-cell>
          <table:table-cell office:value-type="float" office:value="1.02771045951689">
            <text:p>1.0277104595</text:p>
          </table:table-cell>
          <table:table-cell office:value-type="float" office:value="1.15161760388877">
            <text:p>1.1516176039</text:p>
          </table:table-cell>
          <table:table-cell office:value-type="float" office:value="1.11984109143368">
            <text:p>1.1198410914</text:p>
          </table:table-cell>
          <table:table-cell office:value-type="float" office:value="0">
            <text:p>0</text:p>
          </table:table-cell>
          <table:table-cell office:value-type="float" office:value="16.7242369353608">
            <text:p>16.7242369354</text:p>
          </table:table-cell>
          <table:table-cell office:value-type="float" office:value="20.9692563932557">
            <text:p>20.9692563933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0">
            <text:p>270</text:p>
          </table:table-cell>
          <table:table-cell office:value-type="float" office:value="584">
            <text:p>584</text:p>
          </table:table-cell>
          <table:table-cell office:value-type="float" office:value="8595">
            <text:p>8595</text:p>
          </table:table-cell>
          <table:table-cell office:value-type="float" office:value="14621">
            <text:p>14621</text:p>
          </table:table-cell>
          <table:table-cell office:value-type="float" office:value="25882">
            <text:p>25882</text:p>
          </table:table-cell>
          <table:table-cell office:value-type="float" office:value="95.75">
            <text:p>95.75</text:p>
          </table:table-cell>
          <table:table-cell office:value-type="float" office:value="781.25">
            <text:p>781.25</text:p>
          </table:table-cell>
          <table:table-cell office:value-type="float" office:value="917.375">
            <text:p>917.375</text:p>
          </table:table-cell>
          <table:table-cell office:value-type="float" office:value="0.0111401977894124">
            <text:p>0.0111401978</text:p>
          </table:table-cell>
          <table:table-cell office:value-type="float" office:value="0.0534334176868887">
            <text:p>0.0534334177</text:p>
          </table:table-cell>
          <table:table-cell office:value-type="float" office:value="0.0354445174252376">
            <text:p>0.0354445174</text:p>
          </table:table-cell>
          <table:table-cell office:value-type="float" office:value="1.03923393611625">
            <text:p>1.0392339361</text:p>
          </table:table-cell>
          <table:table-cell office:value-type="float" office:value="1.19261301695049">
            <text:p>1.192613017</text:p>
          </table:table-cell>
          <table:table-cell office:value-type="float" office:value="1.12651818606673">
            <text:p>1.1265181861</text:p>
          </table:table-cell>
          <table:table-cell office:value-type="float" office:value="0">
            <text:p>0</text:p>
          </table:table-cell>
          <table:table-cell office:value-type="float" office:value="13.3157332322447">
            <text:p>13.3157332322</text:p>
          </table:table-cell>
          <table:table-cell office:value-type="float" office:value="19.9003980255841">
            <text:p>19.9003980256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380">
            <text:p>380</text:p>
          </table:table-cell>
          <table:table-cell office:value-type="float" office:value="570">
            <text:p>570</text:p>
          </table:table-cell>
          <table:table-cell office:value-type="float" office:value="10432">
            <text:p>10432</text:p>
          </table:table-cell>
          <table:table-cell office:value-type="float" office:value="16398">
            <text:p>16398</text:p>
          </table:table-cell>
          <table:table-cell office:value-type="float" office:value="28197">
            <text:p>28197</text:p>
          </table:table-cell>
          <table:table-cell office:value-type="float" office:value="286.5">
            <text:p>286.5</text:p>
          </table:table-cell>
          <table:table-cell office:value-type="float" office:value="584.375">
            <text:p>584.375</text:p>
          </table:table-cell>
          <table:table-cell office:value-type="float" office:value="1051.875">
            <text:p>1051.875</text:p>
          </table:table-cell>
          <table:table-cell office:value-type="float" office:value="0.0274635736196319">
            <text:p>0.0274635736</text:p>
          </table:table-cell>
          <table:table-cell office:value-type="float" office:value="0.0356369679229174">
            <text:p>0.0356369679</text:p>
          </table:table-cell>
          <table:table-cell office:value-type="float" office:value="0.0373045004787743">
            <text:p>0.0373045005</text:p>
          </table:table-cell>
          <table:table-cell office:value-type="float" office:value="1.0976008335056">
            <text:p>1.0976008335</text:p>
          </table:table-cell>
          <table:table-cell office:value-type="float" office:value="1.12721857495638">
            <text:p>1.127218575</text:p>
          </table:table-cell>
          <table:table-cell office:value-type="float" office:value="1.13329333815741">
            <text:p>1.1332933382</text:p>
          </table:table-cell>
          <table:table-cell office:value-type="float" office:value="25.5837918467398">
            <text:p>25.5837918467</text:p>
          </table:table-cell>
          <table:table-cell office:value-type="float" office:value="19.7947798099381">
            <text:p>19.7947798099</text:p>
          </table:table-cell>
          <table:table-cell office:value-type="float" office:value="18.9252505067662">
            <text:p>18.9252505068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office:value-type="float" office:value="281">
            <text:p>281</text:p>
          </table:table-cell>
          <table:table-cell office:value-type="float" office:value="399">
            <text:p>399</text:p>
          </table:table-cell>
          <table:table-cell office:value-type="float" office:value="589">
            <text:p>589</text:p>
          </table:table-cell>
          <table:table-cell office:value-type="float" office:value="11490">
            <text:p>11490</text:p>
          </table:table-cell>
          <table:table-cell office:value-type="float" office:value="15932">
            <text:p>15932</text:p>
          </table:table-cell>
          <table:table-cell office:value-type="float" office:value="27617">
            <text:p>27617</text:p>
          </table:table-cell>
          <table:table-cell office:value-type="float" office:value="363.25">
            <text:p>363.25</text:p>
          </table:table-cell>
          <table:table-cell office:value-type="float" office:value="639.5">
            <text:p>639.5</text:p>
          </table:table-cell>
          <table:table-cell office:value-type="float" office:value="1082.5">
            <text:p>1082.5</text:p>
          </table:table-cell>
          <table:table-cell office:value-type="float" office:value="0.0316144473455178">
            <text:p>0.0316144473</text:p>
          </table:table-cell>
          <table:table-cell office:value-type="float" office:value="0.0401393422043686">
            <text:p>0.0401393422</text:p>
          </table:table-cell>
          <table:table-cell office:value-type="float" office:value="0.0391968714921968">
            <text:p>0.0391968715</text:p>
          </table:table-cell>
          <table:table-cell office:value-type="float" office:value="1.11260953334">
            <text:p>1.1126095333</text:p>
          </table:table-cell>
          <table:table-cell office:value-type="float" office:value="1.14364558462878">
            <text:p>1.1436455846</text:p>
          </table:table-cell>
          <table:table-cell office:value-type="float" office:value="1.14020038390285">
            <text:p>1.1402003839</text:p>
          </table:table-cell>
          <table:table-cell office:value-type="float" office:value="22.2697891332667">
            <text:p>22.2697891333</text:p>
          </table:table-cell>
          <table:table-cell office:value-type="float" office:value="17.6128240932652">
            <text:p>17.6128240933</text:p>
          </table:table-cell>
          <table:table-cell office:value-type="float" office:value="18.0280901451022">
            <text:p>18.0280901451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314">
            <text:p>314</text:p>
          </table:table-cell>
          <table:table-cell table:number-columns-repeated="2" office:value-type="float" office:value="430">
            <text:p>430</text:p>
          </table:table-cell>
          <table:table-cell office:value-type="float" office:value="11000">
            <text:p>11000</text:p>
          </table:table-cell>
          <table:table-cell office:value-type="float" office:value="16255">
            <text:p>16255</text:p>
          </table:table-cell>
          <table:table-cell office:value-type="float" office:value="26798">
            <text:p>26798</text:p>
          </table:table-cell>
          <table:table-cell office:value-type="float" office:value="464.125">
            <text:p>464.125</text:p>
          </table:table-cell>
          <table:table-cell office:value-type="float" office:value="539.25">
            <text:p>539.25</text:p>
          </table:table-cell>
          <table:table-cell office:value-type="float" office:value="899">
            <text:p>899</text:p>
          </table:table-cell>
          <table:table-cell office:value-type="float" office:value="0.0421931818181818">
            <text:p>0.0421931818</text:p>
          </table:table-cell>
          <table:table-cell office:value-type="float" office:value="0.0331744078745002">
            <text:p>0.0331744079</text:p>
          </table:table-cell>
          <table:table-cell office:value-type="float" office:value="0.0335472796477349">
            <text:p>0.0335472796</text:p>
          </table:table-cell>
          <table:table-cell office:value-type="float" office:value="1.15116545496384">
            <text:p>1.151165455</text:p>
          </table:table-cell>
          <table:table-cell office:value-type="float" office:value="1.11826748858288">
            <text:p>1.1182674886</text:p>
          </table:table-cell>
          <table:table-cell office:value-type="float" office:value="1.11962130191173">
            <text:p>1.1196213019</text:p>
          </table:table-cell>
          <table:table-cell office:value-type="float" office:value="16.772129372031">
            <text:p>16.772129372</text:p>
          </table:table-cell>
          <table:table-cell office:value-type="float" office:value="21.2387217251023">
            <text:p>21.2387217251</text:p>
          </table:table-cell>
          <table:table-cell office:value-type="float" office:value="21.0064675907157">
            <text:p>21.0064675907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423">
            <text:p>423</text:p>
          </table:table-cell>
          <table:table-cell office:value-type="float" office:value="615">
            <text:p>615</text:p>
          </table:table-cell>
          <table:table-cell office:value-type="float" office:value="10534">
            <text:p>10534</text:p>
          </table:table-cell>
          <table:table-cell office:value-type="float" office:value="17862">
            <text:p>17862</text:p>
          </table:table-cell>
          <table:table-cell office:value-type="float" office:value="27261">
            <text:p>27261</text:p>
          </table:table-cell>
          <table:table-cell office:value-type="float" office:value="632.25">
            <text:p>632.25</text:p>
          </table:table-cell>
          <table:table-cell office:value-type="float" office:value="1080.75">
            <text:p>1080.75</text:p>
          </table:table-cell>
          <table:table-cell office:value-type="float" office:value="906.5">
            <text:p>906.5</text:p>
          </table:table-cell>
          <table:table-cell office:value-type="float" office:value="0.0600199354471236">
            <text:p>0.0600199354</text:p>
          </table:table-cell>
          <table:table-cell office:value-type="float" office:value="0.0605055424924421">
            <text:p>0.0605055425</text:p>
          </table:table-cell>
          <table:table-cell office:value-type="float" office:value="0.0332526319650783">
            <text:p>0.033252632</text:p>
          </table:table-cell>
          <table:table-cell office:value-type="float" office:value="1.21713046366104">
            <text:p>1.2171304637</text:p>
          </table:table-cell>
          <table:table-cell office:value-type="float" office:value="1.21894480324126">
            <text:p>1.2189448032</text:p>
          </table:table-cell>
          <table:table-cell office:value-type="float" office:value="1.11855145744168">
            <text:p>1.1185514574</text:p>
          </table:table-cell>
          <table:table-cell office:value-type="float" office:value="11.8918228461079">
            <text:p>11.8918228461</text:p>
          </table:table-cell>
          <table:table-cell office:value-type="float" office:value="11.7991091964012">
            <text:p>11.7991091964</text:p>
          </table:table-cell>
          <table:table-cell office:value-type="float" office:value="21.1895658519423">
            <text:p>21.1895658519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423">
            <text:p>423</text:p>
          </table:table-cell>
          <table:table-cell office:value-type="float" office:value="307">
            <text:p>307</text:p>
          </table:table-cell>
          <table:table-cell office:value-type="float" office:value="615">
            <text:p>615</text:p>
          </table:table-cell>
          <table:table-cell office:value-type="float" office:value="10740">
            <text:p>10740</text:p>
          </table:table-cell>
          <table:table-cell office:value-type="float" office:value="18912">
            <text:p>18912</text:p>
          </table:table-cell>
          <table:table-cell office:value-type="float" office:value="28700">
            <text:p>28700</text:p>
          </table:table-cell>
          <table:table-cell office:value-type="float" office:value="582.875">
            <text:p>582.875</text:p>
          </table:table-cell>
          <table:table-cell office:value-type="float" office:value="1007.625">
            <text:p>1007.625</text:p>
          </table:table-cell>
          <table:table-cell office:value-type="float" office:value="103.25">
            <text:p>103.25</text:p>
          </table:table-cell>
          <table:table-cell office:value-type="float" office:value="0.0542714152700186">
            <text:p>0.0542714153</text:p>
          </table:table-cell>
          <table:table-cell office:value-type="float" office:value="0.0532796637055838">
            <text:p>0.0532796637</text:p>
          </table:table-cell>
          <table:table-cell office:value-type="float" office:value="0.00359756097560976">
            <text:p>0.003597561</text:p>
          </table:table-cell>
          <table:table-cell office:value-type="float" office:value="1.19572291101527">
            <text:p>1.195722911</text:p>
          </table:table-cell>
          <table:table-cell office:value-type="float" office:value="1.19204271919612">
            <text:p>1.1920427192</text:p>
          </table:table-cell>
          <table:table-cell office:value-type="float" office:value="1.01261683060678">
            <text:p>1.0126168306</text:p>
          </table:table-cell>
          <table:table-cell office:value-type="float" office:value="13.1153858419339">
            <text:p>13.1153858419</text:p>
          </table:table-cell>
          <table:table-cell office:value-type="float" office:value="13.3531766249735">
            <text:p>13.353176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office:value-type="float" office:value="306">
            <text:p>306</text:p>
          </table:table-cell>
          <table:table-cell table:number-columns-repeated="2" office:value-type="float" office:value="614">
            <text:p>614</text:p>
          </table:table-cell>
          <table:table-cell office:value-type="float" office:value="11104">
            <text:p>11104</text:p>
          </table:table-cell>
          <table:table-cell office:value-type="float" office:value="19047">
            <text:p>19047</text:p>
          </table:table-cell>
          <table:table-cell office:value-type="float" office:value="29777">
            <text:p>29777</text:p>
          </table:table-cell>
          <table:table-cell office:value-type="float" office:value="355">
            <text:p>355</text:p>
          </table:table-cell>
          <table:table-cell office:value-type="float" office:value="641.5">
            <text:p>641.5</text:p>
          </table:table-cell>
          <table:table-cell office:value-type="float" office:value="-415.625">
            <text:p>-415.625</text:p>
          </table:table-cell>
          <table:table-cell office:value-type="float" office:value="0.0319704610951009">
            <text:p>0.0319704611</text:p>
          </table:table-cell>
          <table:table-cell office:value-type="float" office:value="0.0336798445949493">
            <text:p>0.0336798446</text:p>
          </table:table-cell>
          <table:table-cell office:value-type="float" office:value="-0.0139579205427007">
            <text:p>-0.0139579205</text:p>
          </table:table-cell>
          <table:table-cell office:value-type="float" office:value="1.11389995018281">
            <text:p>1.1138999502</text:p>
          </table:table-cell>
          <table:table-cell office:value-type="float" office:value="1.12010274666892">
            <text:p>1.1201027467</text:p>
          </table:table-cell>
          <table:table-cell office:value-type="float" office:value="0.951529132250465">
            <text:p>0.9515291323</text:p>
          </table:table-cell>
          <table:table-cell office:value-type="float" office:value="22.025618636287">
            <text:p>22.0256186363</text:p>
          </table:table-cell>
          <table:table-cell office:value-type="float" office:value="20.9251346764554">
            <text:p>20.92513467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2">
            <text:p>272</text:p>
          </table:table-cell>
          <table:table-cell office:value-type="float" office:value="582">
            <text:p>582</text:p>
          </table:table-cell>
          <table:table-cell office:value-type="float" office:value="12086">
            <text:p>12086</text:p>
          </table:table-cell>
          <table:table-cell office:value-type="float" office:value="18848">
            <text:p>18848</text:p>
          </table:table-cell>
          <table:table-cell office:value-type="float" office:value="30402">
            <text:p>30402</text:p>
          </table:table-cell>
          <table:table-cell office:value-type="float" office:value="352">
            <text:p>352</text:p>
          </table:table-cell>
          <table:table-cell office:value-type="float" office:value="621.25">
            <text:p>621.25</text:p>
          </table:table-cell>
          <table:table-cell office:value-type="float" office:value="-474">
            <text:p>-474</text:p>
          </table:table-cell>
          <table:table-cell office:value-type="float" office:value="0.0291246069832864">
            <text:p>0.029124607</text:p>
          </table:table-cell>
          <table:table-cell office:value-type="float" office:value="0.0329610568760611">
            <text:p>0.0329610569</text:p>
          </table:table-cell>
          <table:table-cell office:value-type="float" office:value="-0.0155910795342412">
            <text:p>-0.0155910795</text:p>
          </table:table-cell>
          <table:table-cell office:value-type="float" office:value="1.10359868019609">
            <text:p>1.1035986802</text:p>
          </table:table-cell>
          <table:table-cell office:value-type="float" office:value="1.11749310435617">
            <text:p>1.1174931044</text:p>
          </table:table-cell>
          <table:table-cell office:value-type="float" office:value="0.9459076618818">
            <text:p>0.9459076619</text:p>
          </table:table-cell>
          <table:table-cell office:value-type="float" office:value="24.1442813204634">
            <text:p>24.1442813205</text:p>
          </table:table-cell>
          <table:table-cell office:value-type="float" office:value="21.3739769763285">
            <text:p>21.37397697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6">
            <text:p>256</text:p>
          </table:table-cell>
          <table:table-cell office:value-type="float" office:value="566">
            <text:p>566</text:p>
          </table:table-cell>
          <table:table-cell office:value-type="float" office:value="13653">
            <text:p>13653</text:p>
          </table:table-cell>
          <table:table-cell office:value-type="float" office:value="19570">
            <text:p>19570</text:p>
          </table:table-cell>
          <table:table-cell office:value-type="float" office:value="33134">
            <text:p>33134</text:p>
          </table:table-cell>
          <table:table-cell office:value-type="float" office:value="492">
            <text:p>492</text:p>
          </table:table-cell>
          <table:table-cell office:value-type="float" office:value="-231.375">
            <text:p>-231.375</text:p>
          </table:table-cell>
          <table:table-cell office:value-type="float" office:value="-463.25">
            <text:p>-463.25</text:p>
          </table:table-cell>
          <table:table-cell office:value-type="float" office:value="0.036036036036036">
            <text:p>0.036036036</text:p>
          </table:table-cell>
          <table:table-cell office:value-type="float" office:value="-0.0118229432805314">
            <text:p>-0.0118229433</text:p>
          </table:table-cell>
          <table:table-cell office:value-type="float" office:value="-0.0139811070199795">
            <text:p>-0.013981107</text:p>
          </table:table-cell>
          <table:table-cell office:value-type="float" office:value="1.12867137407678">
            <text:p>1.1286713741</text:p>
          </table:table-cell>
          <table:table-cell office:value-type="float" office:value="0.958893671214257">
            <text:p>0.9588936712</text:p>
          </table:table-cell>
          <table:table-cell office:value-type="float" office:value="0.95144924928294">
            <text:p>0.9514492493</text:p>
          </table:table-cell>
          <table:table-cell office:value-type="float" office:value="19.579362998038">
            <text:p>19.5793629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407">
            <text:p>407</text:p>
          </table:table-cell>
          <table:table-cell office:value-type="float" office:value="600">
            <text:p>600</text:p>
          </table:table-cell>
          <table:table-cell office:value-type="float" office:value="15065">
            <text:p>15065</text:p>
          </table:table-cell>
          <table:table-cell office:value-type="float" office:value="19985">
            <text:p>19985</text:p>
          </table:table-cell>
          <table:table-cell office:value-type="float" office:value="29023">
            <text:p>29023</text:p>
          </table:table-cell>
          <table:table-cell office:value-type="float" office:value="520.125">
            <text:p>520.125</text:p>
          </table:table-cell>
          <table:table-cell office:value-type="float" office:value="76">
            <text:p>76</text:p>
          </table:table-cell>
          <table:table-cell office:value-type="float" office:value="-603.75">
            <text:p>-603.75</text:p>
          </table:table-cell>
          <table:table-cell office:value-type="float" office:value="0.0345253899767673">
            <text:p>0.03452539</text:p>
          </table:table-cell>
          <table:table-cell office:value-type="float" office:value="0.00380285213910433">
            <text:p>0.0038028521</text:p>
          </table:table-cell>
          <table:table-cell office:value-type="float" office:value="-0.020802467008924">
            <text:p>-0.020802467</text:p>
          </table:table-cell>
          <table:table-cell office:value-type="float" office:value="1.12317518992266">
            <text:p>1.1231751899</text:p>
          </table:table-cell>
          <table:table-cell office:value-type="float" office:value="1.01333832738827">
            <text:p>1.0133383274</text:p>
          </table:table-cell>
          <table:table-cell office:value-type="float" office:value="0.928039541030735">
            <text:p>0.928039541</text:p>
          </table:table-cell>
          <table:table-cell office:value-type="float" office:value="20.4210605540716">
            <text:p>20.4210605541</text:p>
          </table:table-cell>
          <table:table-cell office:value-type="float" office:value="0">
            <text:p>0</text:p>
          </table:table-cell>
          <table:table-cell office:value-type="float" office:value="-32.972643817917">
            <text:p>-32.9726438179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431">
            <text:p>431</text:p>
          </table:table-cell>
          <table:table-cell office:value-type="float" office:value="626">
            <text:p>626</text:p>
          </table:table-cell>
          <table:table-cell office:value-type="float" office:value="13695">
            <text:p>13695</text:p>
          </table:table-cell>
          <table:table-cell office:value-type="float" office:value="18968">
            <text:p>18968</text:p>
          </table:table-cell>
          <table:table-cell office:value-type="float" office:value="29100">
            <text:p>29100</text:p>
          </table:table-cell>
          <table:table-cell office:value-type="float" office:value="-326">
            <text:p>-326</text:p>
          </table:table-cell>
          <table:table-cell office:value-type="float" office:value="742.75">
            <text:p>742.75</text:p>
          </table:table-cell>
          <table:table-cell office:value-type="float" office:value="-350.75">
            <text:p>-350.75</text:p>
          </table:table-cell>
          <table:table-cell office:value-type="float" office:value="-0.0238043081416575">
            <text:p>-0.0238043081</text:p>
          </table:table-cell>
          <table:table-cell office:value-type="float" office:value="0.0391580556727119">
            <text:p>0.0391580557</text:p>
          </table:table-cell>
          <table:table-cell office:value-type="float" office:value="-0.012053264604811">
            <text:p>-0.0120532646</text:p>
          </table:table-cell>
          <table:table-cell office:value-type="float" office:value="0.91779554587296">
            <text:p>0.9177955459</text:p>
          </table:table-cell>
          <table:table-cell office:value-type="float" office:value="1.14005856736966">
            <text:p>1.1400585674</text:p>
          </table:table-cell>
          <table:table-cell office:value-type="float" office:value="0.958098325010923">
            <text:p>0.958098325</text:p>
          </table:table-cell>
          <table:table-cell office:value-type="float" office:value="-28.7705950411904">
            <text:p>-28.7705950412</text:p>
          </table:table-cell>
          <table:table-cell office:value-type="float" office:value="18.0456214863509">
            <text:p>18.04562148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04">
            <text:p>304</text:p>
          </table:table-cell>
          <table:table-cell office:value-type="float" office:value="619">
            <text:p>619</text:p>
          </table:table-cell>
          <table:table-cell office:value-type="float" office:value="10672">
            <text:p>10672</text:p>
          </table:table-cell>
          <table:table-cell office:value-type="float" office:value="18076">
            <text:p>18076</text:p>
          </table:table-cell>
          <table:table-cell office:value-type="float" office:value="29924">
            <text:p>29924</text:p>
          </table:table-cell>
          <table:table-cell office:value-type="float" office:value="-323.25">
            <text:p>-323.25</text:p>
          </table:table-cell>
          <table:table-cell office:value-type="float" office:value="601.25">
            <text:p>601.25</text:p>
          </table:table-cell>
          <table:table-cell office:value-type="float" office:value="-464.375">
            <text:p>-464.375</text:p>
          </table:table-cell>
          <table:table-cell office:value-type="float" office:value="-0.0302895427286357">
            <text:p>-0.0302895427</text:p>
          </table:table-cell>
          <table:table-cell office:value-type="float" office:value="0.033262336800177">
            <text:p>0.0332623368</text:p>
          </table:table-cell>
          <table:table-cell office:value-type="float" office:value="-0.0155184801497126">
            <text:p>-0.0155184801</text:p>
          </table:table-cell>
          <table:table-cell office:value-type="float" office:value="0.895784814991246">
            <text:p>0.895784815</text:p>
          </table:table-cell>
          <table:table-cell office:value-type="float" office:value="1.11858668957746">
            <text:p>1.1185866896</text:p>
          </table:table-cell>
          <table:table-cell office:value-type="float" office:value="0.946157332999274">
            <text:p>0.946157333</text:p>
          </table:table-cell>
          <table:table-cell office:value-type="float" office:value="-22.5356922163295">
            <text:p>-22.5356922163</text:p>
          </table:table-cell>
          <table:table-cell office:value-type="float" office:value="21.1834834715636">
            <text:p>21.18348347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21">
            <text:p>321</text:p>
          </table:table-cell>
          <table:table-cell table:number-columns-repeated="2" office:value-type="float" office:value="639">
            <text:p>639</text:p>
          </table:table-cell>
          <table:table-cell office:value-type="float" office:value="12348">
            <text:p>12348</text:p>
          </table:table-cell>
          <table:table-cell office:value-type="float" office:value="18740">
            <text:p>18740</text:p>
          </table:table-cell>
          <table:table-cell office:value-type="float" office:value="31874">
            <text:p>31874</text:p>
          </table:table-cell>
          <table:table-cell office:value-type="float" office:value="-332.75">
            <text:p>-332.75</text:p>
          </table:table-cell>
          <table:table-cell office:value-type="float" office:value="604">
            <text:p>604</text:p>
          </table:table-cell>
          <table:table-cell office:value-type="float" office:value="-370.625">
            <text:p>-370.625</text:p>
          </table:table-cell>
          <table:table-cell office:value-type="float" office:value="-0.0269476838354389">
            <text:p>-0.0269476838</text:p>
          </table:table-cell>
          <table:table-cell office:value-type="float" office:value="0.032230522945571">
            <text:p>0.0322305229</text:p>
          </table:table-cell>
          <table:table-cell office:value-type="float" office:value="-0.0116278157746125">
            <text:p>-0.0116278158</text:p>
          </table:table-cell>
          <table:table-cell office:value-type="float" office:value="0.907106414797589">
            <text:p>0.9071064148</text:p>
          </table:table-cell>
          <table:table-cell office:value-type="float" office:value="1.11484289126381">
            <text:p>1.1148428913</text:p>
          </table:table-cell>
          <table:table-cell office:value-type="float" office:value="0.959567648744245">
            <text:p>0.9595676487</text:p>
          </table:table-cell>
          <table:table-cell office:value-type="float" office:value="-25.3738060951248">
            <text:p>-25.3738060951</text:p>
          </table:table-cell>
          <table:table-cell office:value-type="float" office:value="21.8506653975279">
            <text:p>21.85066539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54">
            <text:p>454</text:p>
          </table:table-cell>
          <table:table-cell office:value-type="float" office:value="331">
            <text:p>331</text:p>
          </table:table-cell>
          <table:table-cell office:value-type="float" office:value="651">
            <text:p>651</text:p>
          </table:table-cell>
          <table:table-cell office:value-type="float" office:value="13574">
            <text:p>13574</text:p>
          </table:table-cell>
          <table:table-cell office:value-type="float" office:value="19598">
            <text:p>19598</text:p>
          </table:table-cell>
          <table:table-cell office:value-type="float" office:value="28421">
            <text:p>28421</text:p>
          </table:table-cell>
          <table:table-cell office:value-type="float" office:value="-17.625">
            <text:p>-17.625</text:p>
          </table:table-cell>
          <table:table-cell office:value-type="float" office:value="78">
            <text:p>78</text:p>
          </table:table-cell>
          <table:table-cell office:value-type="float" office:value="-381.5">
            <text:p>-381.5</text:p>
          </table:table-cell>
          <table:table-cell office:value-type="float" office:value="-0.00129843819065861">
            <text:p>-0.0012984382</text:p>
          </table:table-cell>
          <table:table-cell office:value-type="float" office:value="0.00397999795897541">
            <text:p>0.003979998</text:p>
          </table:table-cell>
          <table:table-cell office:value-type="float" office:value="-0.0134231730058759">
            <text:p>-0.013423173</text:p>
          </table:table-cell>
          <table:table-cell office:value-type="float" office:value="0.995458770778495">
            <text:p>0.9954587708</text:p>
          </table:table-cell>
          <table:table-cell office:value-type="float" office:value="1.01396104000857">
            <text:p>1.01396104</text:p>
          </table:table-cell>
          <table:table-cell office:value-type="float" office:value="0.953372050363584">
            <text:p>0.95337205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417">
            <text:p>417</text:p>
          </table:table-cell>
          <table:table-cell office:value-type="float" office:value="615">
            <text:p>615</text:p>
          </table:table-cell>
          <table:table-cell office:value-type="float" office:value="13212">
            <text:p>13212</text:p>
          </table:table-cell>
          <table:table-cell office:value-type="float" office:value="18050">
            <text:p>18050</text:p>
          </table:table-cell>
          <table:table-cell office:value-type="float" office:value="28001">
            <text:p>28001</text:p>
          </table:table-cell>
          <table:table-cell office:value-type="float" office:value="-245.875">
            <text:p>-245.875</text:p>
          </table:table-cell>
          <table:table-cell office:value-type="float" office:value="142.75">
            <text:p>142.75</text:p>
          </table:table-cell>
          <table:table-cell office:value-type="float" office:value="-354.375">
            <text:p>-354.375</text:p>
          </table:table-cell>
          <table:table-cell office:value-type="float" office:value="-0.0186099757795943">
            <text:p>-0.0186099758</text:p>
          </table:table-cell>
          <table:table-cell office:value-type="float" office:value="0.00790858725761773">
            <text:p>0.0079085873</text:p>
          </table:table-cell>
          <table:table-cell office:value-type="float" office:value="-0.012655798007214">
            <text:p>-0.012655798</text:p>
          </table:table-cell>
          <table:table-cell office:value-type="float" office:value="0.935543893920513">
            <text:p>0.9355438939</text:p>
          </table:table-cell>
          <table:table-cell office:value-type="float" office:value="1.02780264507639">
            <text:p>1.0278026451</text:p>
          </table:table-cell>
          <table:table-cell office:value-type="float" office:value="0.956018638652222">
            <text:p>0.95601863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275">
            <text:p>275</text:p>
          </table:table-cell>
          <table:table-cell office:value-type="float" office:value="599">
            <text:p>599</text:p>
          </table:table-cell>
          <table:table-cell office:value-type="float" office:value="10672">
            <text:p>10672</text:p>
          </table:table-cell>
          <table:table-cell office:value-type="float" office:value="18032">
            <text:p>18032</text:p>
          </table:table-cell>
          <table:table-cell office:value-type="float" office:value="28805">
            <text:p>28805</text:p>
          </table:table-cell>
          <table:table-cell office:value-type="float" office:value="-323.25">
            <text:p>-323.25</text:p>
          </table:table-cell>
          <table:table-cell office:value-type="float" office:value="-489.75">
            <text:p>-489.75</text:p>
          </table:table-cell>
          <table:table-cell office:value-type="float" office:value="-277.125">
            <text:p>-277.125</text:p>
          </table:table-cell>
          <table:table-cell office:value-type="float" office:value="-0.0302895427286357">
            <text:p>-0.0302895427</text:p>
          </table:table-cell>
          <table:table-cell office:value-type="float" office:value="-0.0271600488021295">
            <text:p>-0.0271600488</text:p>
          </table:table-cell>
          <table:table-cell office:value-type="float" office:value="-0.0096207255684777">
            <text:p>-0.0096207256</text:p>
          </table:table-cell>
          <table:table-cell office:value-type="float" office:value="0.895784814991246">
            <text:p>0.895784815</text:p>
          </table:table-cell>
          <table:table-cell office:value-type="float" office:value="0.906385658964377">
            <text:p>0.906385659</text:p>
          </table:table-cell>
          <table:table-cell office:value-type="float" office:value="0.966508874896837">
            <text:p>0.9665088749</text:p>
          </table:table-cell>
          <table:table-cell office:value-type="float" office:value="-22.5356922163295">
            <text:p>-22.5356922163</text:p>
          </table:table-cell>
          <table:table-cell office:value-type="float" office:value="-25.1726729852474">
            <text:p>-25.17267298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10">
            <text:p>310</text:p>
          </table:table-cell>
          <table:table-cell office:value-type="float" office:value="637">
            <text:p>637</text:p>
          </table:table-cell>
          <table:table-cell office:value-type="float" office:value="12876">
            <text:p>12876</text:p>
          </table:table-cell>
          <table:table-cell office:value-type="float" office:value="20424">
            <text:p>20424</text:p>
          </table:table-cell>
          <table:table-cell office:value-type="float" office:value="31199">
            <text:p>31199</text:p>
          </table:table-cell>
          <table:table-cell office:value-type="float" office:value="-153.375">
            <text:p>-153.375</text:p>
          </table:table-cell>
          <table:table-cell office:value-type="float" office:value="1449">
            <text:p>1449</text:p>
          </table:table-cell>
          <table:table-cell office:value-type="float" office:value="-212">
            <text:p>-212</text:p>
          </table:table-cell>
          <table:table-cell office:value-type="float" office:value="-0.0119116961789376">
            <text:p>-0.0119116962</text:p>
          </table:table-cell>
          <table:table-cell office:value-type="float" office:value="0.0709459459459459">
            <text:p>0.0709459459</text:p>
          </table:table-cell>
          <table:table-cell office:value-type="float" office:value="-0.00679508958620469">
            <text:p>-0.0067950896</text:p>
          </table:table-cell>
          <table:table-cell office:value-type="float" office:value="0.958587164845203">
            <text:p>0.9585871648</text:p>
          </table:table-cell>
          <table:table-cell office:value-type="float" office:value="1.25817613221329">
            <text:p>1.2581761322</text:p>
          </table:table-cell>
          <table:table-cell office:value-type="float" office:value="0.976307686003553">
            <text:p>0.976307686</text:p>
          </table:table-cell>
          <table:table-cell office:value-type="float" office:value="0">
            <text:p>0</text:p>
          </table:table-cell>
          <table:table-cell office:value-type="float" office:value="10.1126892856572">
            <text:p>10.11268928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50">
            <text:p>650</text:p>
          </table:table-cell>
          <table:table-cell office:value-type="float" office:value="446">
            <text:p>446</text:p>
          </table:table-cell>
          <table:table-cell office:value-type="float" office:value="320">
            <text:p>320</text:p>
          </table:table-cell>
          <table:table-cell office:value-type="float" office:value="13403">
            <text:p>13403</text:p>
          </table:table-cell>
          <table:table-cell office:value-type="float" office:value="20243">
            <text:p>20243</text:p>
          </table:table-cell>
          <table:table-cell office:value-type="float" office:value="28670">
            <text:p>28670</text:p>
          </table:table-cell>
          <table:table-cell office:value-type="float" office:value="-9.75">
            <text:p>-9.75</text:p>
          </table:table-cell>
          <table:table-cell office:value-type="float" office:value="-283.25">
            <text:p>-283.25</text:p>
          </table:table-cell>
          <table:table-cell office:value-type="float" office:value="1486.875">
            <text:p>1486.875</text:p>
          </table:table-cell>
          <table:table-cell office:value-type="float" office:value="-0.000727449078564501">
            <text:p>-0.0007274491</text:p>
          </table:table-cell>
          <table:table-cell office:value-type="float" office:value="-0.0139924912315368">
            <text:p>-0.0139924912</text:p>
          </table:table-cell>
          <table:table-cell office:value-type="float" office:value="0.0518617021276596">
            <text:p>0.0518617021</text:p>
          </table:table-cell>
          <table:table-cell office:value-type="float" office:value="0.997454965422062">
            <text:p>0.9974549654</text:p>
          </table:table-cell>
          <table:table-cell office:value-type="float" office:value="0.951410028718916">
            <text:p>0.9514100287</text:p>
          </table:table-cell>
          <table:table-cell office:value-type="float" office:value="1.18678764429606">
            <text:p>1.18678764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7089526412061">
            <text:p>13.7089526412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322">
            <text:p>322</text:p>
          </table:table-cell>
          <table:table-cell office:value-type="float" office:value="12986">
            <text:p>12986</text:p>
          </table:table-cell>
          <table:table-cell office:value-type="float" office:value="17864">
            <text:p>17864</text:p>
          </table:table-cell>
          <table:table-cell office:value-type="float" office:value="30184">
            <text:p>30184</text:p>
          </table:table-cell>
          <table:table-cell office:value-type="float" office:value="-492.125">
            <text:p>-492.125</text:p>
          </table:table-cell>
          <table:table-cell office:value-type="float" office:value="371.375">
            <text:p>371.375</text:p>
          </table:table-cell>
          <table:table-cell office:value-type="float" office:value="1218.875">
            <text:p>1218.875</text:p>
          </table:table-cell>
          <table:table-cell office:value-type="float" office:value="-0.0378965809333128">
            <text:p>-0.0378965809</text:p>
          </table:table-cell>
          <table:table-cell office:value-type="float" office:value="0.0207890170174653">
            <text:p>0.020789017</text:p>
          </table:table-cell>
          <table:table-cell office:value-type="float" office:value="0.0403814935064935">
            <text:p>0.0403814935</text:p>
          </table:table-cell>
          <table:table-cell office:value-type="float" office:value="0.870176822392418">
            <text:p>0.8701768224</text:p>
          </table:table-cell>
          <table:table-cell office:value-type="float" office:value="1.07360863868909">
            <text:p>1.0736086387</text:p>
          </table:table-cell>
          <table:table-cell office:value-type="float" office:value="1.14453133070764">
            <text:p>1.1445313307</text:p>
          </table:table-cell>
          <table:table-cell office:value-type="float" office:value="-17.9416887682563">
            <text:p>-17.9416887683</text:p>
          </table:table-cell>
          <table:table-cell office:value-type="float" office:value="33.6873742744055">
            <text:p>33.6873742744</text:p>
          </table:table-cell>
          <table:table-cell office:value-type="float" office:value="17.5092583741943">
            <text:p>17.5092583742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3">
            <text:p>3</text:p>
          </table:table-cell>
          <table:table-cell office:value-type="float" office:value="337">
            <text:p>337</text:p>
          </table:table-cell>
          <table:table-cell office:value-type="float" office:value="465">
            <text:p>465</text:p>
          </table:table-cell>
          <table:table-cell office:value-type="float" office:value="337">
            <text:p>337</text:p>
          </table:table-cell>
          <table:table-cell office:value-type="float" office:value="10421">
            <text:p>10421</text:p>
          </table:table-cell>
          <table:table-cell office:value-type="float" office:value="18424">
            <text:p>18424</text:p>
          </table:table-cell>
          <table:table-cell office:value-type="float" office:value="30636">
            <text:p>30636</text:p>
          </table:table-cell>
          <table:table-cell office:value-type="float" office:value="-466.5">
            <text:p>-466.5</text:p>
          </table:table-cell>
          <table:table-cell office:value-type="float" office:value="1015">
            <text:p>1015</text:p>
          </table:table-cell>
          <table:table-cell office:value-type="float" office:value="2173.5">
            <text:p>2173.5</text:p>
          </table:table-cell>
          <table:table-cell office:value-type="float" office:value="-0.0447653776029172">
            <text:p>-0.0447653776</text:p>
          </table:table-cell>
          <table:table-cell office:value-type="float" office:value="0.0550911854103343">
            <text:p>0.0550911854</text:p>
          </table:table-cell>
          <table:table-cell office:value-type="float" office:value="0.0709459459459459">
            <text:p>0.0709459459</text:p>
          </table:table-cell>
          <table:table-cell office:value-type="float" office:value="0.847248898892376">
            <text:p>0.8472488989</text:p>
          </table:table-cell>
          <table:table-cell office:value-type="float" office:value="1.19876782480761">
            <text:p>1.1987678248</text:p>
          </table:table-cell>
          <table:table-cell office:value-type="float" office:value="1.25817613221329">
            <text:p>1.2581761322</text:p>
          </table:table-cell>
          <table:table-cell office:value-type="float" office:value="-15.1347827368046">
            <text:p>-15.1347827368</text:p>
          </table:table-cell>
          <table:table-cell office:value-type="float" office:value="12.9252925190085">
            <text:p>12.925292519</text:p>
          </table:table-cell>
          <table:table-cell office:value-type="float" office:value="10.1126892856572">
            <text:p>10.112689285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3">
            <text:p>3</text:p>
          </table:table-cell>
          <table:table-cell office:value-type="float" office:value="342">
            <text:p>342</text:p>
          </table:table-cell>
          <table:table-cell office:value-type="float" office:value="682">
            <text:p>682</text:p>
          </table:table-cell>
          <table:table-cell office:value-type="float" office:value="342">
            <text:p>342</text:p>
          </table:table-cell>
          <table:table-cell office:value-type="float" office:value="11016">
            <text:p>11016</text:p>
          </table:table-cell>
          <table:table-cell office:value-type="float" office:value="20420">
            <text:p>20420</text:p>
          </table:table-cell>
          <table:table-cell office:value-type="float" office:value="36295">
            <text:p>36295</text:p>
          </table:table-cell>
          <table:table-cell office:value-type="float" office:value="-506.25">
            <text:p>-506.25</text:p>
          </table:table-cell>
          <table:table-cell office:value-type="float" office:value="857.5">
            <text:p>857.5</text:p>
          </table:table-cell>
          <table:table-cell office:value-type="float" office:value="1555.5">
            <text:p>1555.5</text:p>
          </table:table-cell>
          <table:table-cell office:value-type="float" office:value="-0.0459558823529412">
            <text:p>-0.0459558824</text:p>
          </table:table-cell>
          <table:table-cell office:value-type="float" office:value="0.0419931439764936">
            <text:p>0.041993144</text:p>
          </table:table-cell>
          <table:table-cell office:value-type="float" office:value="0.0428571428571429">
            <text:p>0.0428571429</text:p>
          </table:table-cell>
          <table:table-cell office:value-type="float" office:value="0.843293820285467">
            <text:p>0.8432938203</text:p>
          </table:table-cell>
          <table:table-cell office:value-type="float" office:value="1.15043231523415">
            <text:p>1.1504323152</text:p>
          </table:table-cell>
          <table:table-cell office:value-type="float" office:value="1.1536">
            <text:p>1.1536</text:p>
          </table:table-cell>
          <table:table-cell office:value-type="float" office:value="-14.733591712173">
            <text:p>-14.7335917122</text:p>
          </table:table-cell>
          <table:table-cell office:value-type="float" office:value="16.8503963342381">
            <text:p>16.8503963342</text:p>
          </table:table-cell>
          <table:table-cell office:value-type="float" office:value="16.5175839272941">
            <text:p>16.5175839273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3">
            <text:p>3</text:p>
          </table:table-cell>
          <table:table-cell office:value-type="float" office:value="343">
            <text:p>343</text:p>
          </table:table-cell>
          <table:table-cell office:value-type="float" office:value="687">
            <text:p>687</text:p>
          </table:table-cell>
          <table:table-cell office:value-type="float" office:value="343">
            <text:p>343</text:p>
          </table:table-cell>
          <table:table-cell office:value-type="float" office:value="11866">
            <text:p>11866</text:p>
          </table:table-cell>
          <table:table-cell office:value-type="float" office:value="21046">
            <text:p>21046</text:p>
          </table:table-cell>
          <table:table-cell office:value-type="float" office:value="35685">
            <text:p>35685</text:p>
          </table:table-cell>
          <table:table-cell office:value-type="float" office:value="-332.875">
            <text:p>-332.875</text:p>
          </table:table-cell>
          <table:table-cell office:value-type="float" office:value="-306.625">
            <text:p>-306.625</text:p>
          </table:table-cell>
          <table:table-cell office:value-type="float" office:value="1738.5">
            <text:p>1738.5</text:p>
          </table:table-cell>
          <table:table-cell office:value-type="float" office:value="-0.0280528400471937">
            <text:p>-0.02805284</text:p>
          </table:table-cell>
          <table:table-cell office:value-type="float" office:value="-0.014569276822199">
            <text:p>-0.0145692768</text:p>
          </table:table-cell>
          <table:table-cell office:value-type="float" office:value="0.0487179487179487">
            <text:p>0.0487179487</text:p>
          </table:table-cell>
          <table:table-cell office:value-type="float" office:value="0.903357505030861">
            <text:p>0.903357505</text:p>
          </table:table-cell>
          <table:table-cell office:value-type="float" office:value="0.949423568223462">
            <text:p>0.9494235682</text:p>
          </table:table-cell>
          <table:table-cell office:value-type="float" office:value="1.1751647600263">
            <text:p>1.17516476</text:p>
          </table:table-cell>
          <table:table-cell office:value-type="float" office:value="-24.3604105704101">
            <text:p>-24.3604105704</text:p>
          </table:table-cell>
          <table:table-cell office:value-type="float" office:value="0">
            <text:p>0</text:p>
          </table:table-cell>
          <table:table-cell office:value-type="float" office:value="14.5715839511465">
            <text:p>14.571583951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3">
            <text:p>3</text:p>
          </table:table-cell>
          <table:table-cell office:value-type="float" office:value="343">
            <text:p>343</text:p>
          </table:table-cell>
          <table:table-cell office:value-type="float" office:value="691">
            <text:p>691</text:p>
          </table:table-cell>
          <table:table-cell office:value-type="float" office:value="343">
            <text:p>343</text:p>
          </table:table-cell>
          <table:table-cell office:value-type="float" office:value="11458">
            <text:p>11458</text:p>
          </table:table-cell>
          <table:table-cell office:value-type="float" office:value="21640">
            <text:p>21640</text:p>
          </table:table-cell>
          <table:table-cell office:value-type="float" office:value="37576">
            <text:p>37576</text:p>
          </table:table-cell>
          <table:table-cell office:value-type="float" office:value="-163.375">
            <text:p>-163.375</text:p>
          </table:table-cell>
          <table:table-cell office:value-type="float" office:value="925">
            <text:p>925</text:p>
          </table:table-cell>
          <table:table-cell office:value-type="float" office:value="1517.375">
            <text:p>1517.375</text:p>
          </table:table-cell>
          <table:table-cell office:value-type="float" office:value="-0.0142585966137197">
            <text:p>-0.0142585966</text:p>
          </table:table-cell>
          <table:table-cell office:value-type="float" office:value="0.0427449168207024">
            <text:p>0.0427449168</text:p>
          </table:table-cell>
          <table:table-cell office:value-type="float" office:value="0.0403814935064935">
            <text:p>0.0403814935</text:p>
          </table:table-cell>
          <table:table-cell office:value-type="float" office:value="0.950493394703671">
            <text:p>0.9504933947</text:p>
          </table:table-cell>
          <table:table-cell office:value-type="float" office:value="1.15318837958392">
            <text:p>1.1531883796</text:p>
          </table:table-cell>
          <table:table-cell office:value-type="float" office:value="1.14453133070764">
            <text:p>1.1445313307</text:p>
          </table:table-cell>
          <table:table-cell office:value-type="float" office:value="0">
            <text:p>0</text:p>
          </table:table-cell>
          <table:table-cell office:value-type="float" office:value="16.5600532136324">
            <text:p>16.5600532136</text:p>
          </table:table-cell>
          <table:table-cell office:value-type="float" office:value="17.5092583741943">
            <text:p>17.5092583742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3">
            <text:p>3</text:p>
          </table:table-cell>
          <table:table-cell office:value-type="float" office:value="390">
            <text:p>390</text:p>
          </table:table-cell>
          <table:table-cell office:value-type="float" office:value="743">
            <text:p>743</text:p>
          </table:table-cell>
          <table:table-cell office:value-type="float" office:value="390">
            <text:p>390</text:p>
          </table:table-cell>
          <table:table-cell office:value-type="float" office:value="12342">
            <text:p>12342</text:p>
          </table:table-cell>
          <table:table-cell office:value-type="float" office:value="22491">
            <text:p>22491</text:p>
          </table:table-cell>
          <table:table-cell office:value-type="float" office:value="41055">
            <text:p>41055</text:p>
          </table:table-cell>
          <table:table-cell office:value-type="float" office:value="278.375">
            <text:p>278.375</text:p>
          </table:table-cell>
          <table:table-cell office:value-type="float" office:value="750.125">
            <text:p>750.125</text:p>
          </table:table-cell>
          <table:table-cell office:value-type="float" office:value="1759.5">
            <text:p>1759.5</text:p>
          </table:table-cell>
          <table:table-cell office:value-type="float" office:value="0.0225550964187328">
            <text:p>0.0225550964</text:p>
          </table:table-cell>
          <table:table-cell office:value-type="float" office:value="0.0333522297808012">
            <text:p>0.0333522298</text:p>
          </table:table-cell>
          <table:table-cell office:value-type="float" office:value="0.0428571428571429">
            <text:p>0.0428571429</text:p>
          </table:table-cell>
          <table:table-cell office:value-type="float" office:value="1.0799399529195">
            <text:p>1.0799399529</text:p>
          </table:table-cell>
          <table:table-cell office:value-type="float" office:value="1.11891305184625">
            <text:p>1.1189130518</text:p>
          </table:table-cell>
          <table:table-cell office:value-type="float" office:value="1.1536">
            <text:p>1.1536</text:p>
          </table:table-cell>
          <table:table-cell office:value-type="float" office:value="31.0765739811198">
            <text:p>31.0765739811</text:p>
          </table:table-cell>
          <table:table-cell office:value-type="float" office:value="21.1273124318754">
            <text:p>21.1273124319</text:p>
          </table:table-cell>
          <table:table-cell office:value-type="float" office:value="16.5175839272941">
            <text:p>16.5175839273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3">
            <text:p>3</text:p>
          </table:table-cell>
          <table:table-cell office:value-type="float" office:value="410">
            <text:p>410</text:p>
          </table:table-cell>
          <table:table-cell office:value-type="float" office:value="548">
            <text:p>548</text:p>
          </table:table-cell>
          <table:table-cell office:value-type="float" office:value="410">
            <text:p>410</text:p>
          </table:table-cell>
          <table:table-cell office:value-type="float" office:value="13192">
            <text:p>13192</text:p>
          </table:table-cell>
          <table:table-cell office:value-type="float" office:value="23576">
            <text:p>23576</text:p>
          </table:table-cell>
          <table:table-cell office:value-type="float" office:value="40365">
            <text:p>40365</text:p>
          </table:table-cell>
          <table:table-cell office:value-type="float" office:value="119">
            <text:p>119</text:p>
          </table:table-cell>
          <table:table-cell office:value-type="float" office:value="896">
            <text:p>896</text:p>
          </table:table-cell>
          <table:table-cell office:value-type="float" office:value="1966.5">
            <text:p>1966.5</text:p>
          </table:table-cell>
          <table:table-cell office:value-type="float" office:value="0.00902061855670103">
            <text:p>0.0090206186</text:p>
          </table:table-cell>
          <table:table-cell office:value-type="float" office:value="0.0380047505938242">
            <text:p>0.0380047506</text:p>
          </table:table-cell>
          <table:table-cell office:value-type="float" office:value="0.0487179487179487">
            <text:p>0.0487179487</text:p>
          </table:table-cell>
          <table:table-cell office:value-type="float" office:value="1.03173165320438">
            <text:p>1.0317316532</text:p>
          </table:table-cell>
          <table:table-cell office:value-type="float" office:value="1.13584757477107">
            <text:p>1.1358475748</text:p>
          </table:table-cell>
          <table:table-cell office:value-type="float" office:value="1.1751647600263">
            <text:p>1.17516476</text:p>
          </table:table-cell>
          <table:table-cell office:value-type="float" office:value="0">
            <text:p>0</text:p>
          </table:table-cell>
          <table:table-cell office:value-type="float" office:value="18.5828542753607">
            <text:p>18.5828542754</text:p>
          </table:table-cell>
          <table:table-cell office:value-type="float" office:value="14.5715839511465">
            <text:p>14.5715839511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3">
            <text:p>3</text:p>
          </table:table-cell>
          <table:table-cell office:value-type="float" office:value="368">
            <text:p>368</text:p>
          </table:table-cell>
          <table:table-cell office:value-type="float" office:value="735">
            <text:p>735</text:p>
          </table:table-cell>
          <table:table-cell office:value-type="float" office:value="368">
            <text:p>368</text:p>
          </table:table-cell>
          <table:table-cell office:value-type="float" office:value="12699">
            <text:p>12699</text:p>
          </table:table-cell>
          <table:table-cell office:value-type="float" office:value="24760">
            <text:p>24760</text:p>
          </table:table-cell>
          <table:table-cell office:value-type="float" office:value="42578">
            <text:p>42578</text:p>
          </table:table-cell>
          <table:table-cell office:value-type="float" office:value="-231.625">
            <text:p>-231.625</text:p>
          </table:table-cell>
          <table:table-cell office:value-type="float" office:value="930">
            <text:p>930</text:p>
          </table:table-cell>
          <table:table-cell office:value-type="float" office:value="1235.25">
            <text:p>1235.25</text:p>
          </table:table-cell>
          <table:table-cell office:value-type="float" office:value="-0.018239625167336">
            <text:p>-0.0182396252</text:p>
          </table:table-cell>
          <table:table-cell office:value-type="float" office:value="0.0375605815831987">
            <text:p>0.0375605816</text:p>
          </table:table-cell>
          <table:table-cell office:value-type="float" office:value="0.0290114613180516">
            <text:p>0.0290114613</text:p>
          </table:table-cell>
          <table:table-cell office:value-type="float" office:value="0.936813372409764">
            <text:p>0.9368133724</text:p>
          </table:table-cell>
          <table:table-cell office:value-type="float" office:value="1.13422719822738">
            <text:p>1.1342271982</text:p>
          </table:table-cell>
          <table:table-cell office:value-type="float" office:value="1.10318977779329">
            <text:p>1.1031897778</text:p>
          </table:table-cell>
          <table:table-cell office:value-type="float" office:value="0">
            <text:p>0</text:p>
          </table:table-cell>
          <table:table-cell office:value-type="float" office:value="18.7985558402895">
            <text:p>18.7985558403</text:p>
          </table:table-cell>
          <table:table-cell office:value-type="float" office:value="24.2371059909867">
            <text:p>24.237105991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44">
            <text:p>444</text:p>
          </table:table-cell>
          <table:table-cell office:value-type="float" office:value="11679">
            <text:p>11679</text:p>
          </table:table-cell>
          <table:table-cell office:value-type="float" office:value="24264">
            <text:p>24264</text:p>
          </table:table-cell>
          <table:table-cell office:value-type="float" office:value="42297">
            <text:p>42297</text:p>
          </table:table-cell>
          <table:table-cell office:value-type="float" office:value="-110.5">
            <text:p>-110.5</text:p>
          </table:table-cell>
          <table:table-cell office:value-type="float" office:value="319.5">
            <text:p>319.5</text:p>
          </table:table-cell>
          <table:table-cell office:value-type="float" office:value="1932">
            <text:p>1932</text:p>
          </table:table-cell>
          <table:table-cell office:value-type="float" office:value="-0.00946142649199418">
            <text:p>-0.0094614265</text:p>
          </table:table-cell>
          <table:table-cell office:value-type="float" office:value="0.0131676557863501">
            <text:p>0.0131676558</text:p>
          </table:table-cell>
          <table:table-cell office:value-type="float" office:value="0.0456769983686786">
            <text:p>0.0456769984</text:p>
          </table:table-cell>
          <table:table-cell office:value-type="float" office:value="0.967060463716897">
            <text:p>0.9670604637</text:p>
          </table:table-cell>
          <table:table-cell office:value-type="float" office:value="1.04642663408368">
            <text:p>1.0464266341</text:p>
          </table:table-cell>
          <table:table-cell office:value-type="float" office:value="1.16395881512312">
            <text:p>1.1639588151</text:p>
          </table:table-cell>
          <table:table-cell table:number-columns-repeated="2" office:value-type="float" office:value="0">
            <text:p>0</text:p>
          </table:table-cell>
          <table:table-cell office:value-type="float" office:value="15.5189659551287">
            <text:p>15.5189659551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70">
            <text:p>470</text:p>
          </table:table-cell>
          <table:table-cell office:value-type="float" office:value="12648">
            <text:p>12648</text:p>
          </table:table-cell>
          <table:table-cell office:value-type="float" office:value="26136">
            <text:p>26136</text:p>
          </table:table-cell>
          <table:table-cell office:value-type="float" office:value="44712">
            <text:p>44712</text:p>
          </table:table-cell>
          <table:table-cell office:value-type="float" office:value="-195.125">
            <text:p>-195.125</text:p>
          </table:table-cell>
          <table:table-cell office:value-type="float" office:value="589.5">
            <text:p>589.5</text:p>
          </table:table-cell>
          <table:table-cell office:value-type="float" office:value="1561.125">
            <text:p>1561.125</text:p>
          </table:table-cell>
          <table:table-cell office:value-type="float" office:value="-0.0154273402909551">
            <text:p>-0.0154273403</text:p>
          </table:table-cell>
          <table:table-cell office:value-type="float" office:value="0.0225550964187328">
            <text:p>0.0225550964</text:p>
          </table:table-cell>
          <table:table-cell office:value-type="float" office:value="0.0349151234567901">
            <text:p>0.0349151235</text:p>
          </table:table-cell>
          <table:table-cell office:value-type="float" office:value="0.946470794525425">
            <text:p>0.9464707945</text:p>
          </table:table-cell>
          <table:table-cell office:value-type="float" office:value="1.0799399529195">
            <text:p>1.0799399529</text:p>
          </table:table-cell>
          <table:table-cell office:value-type="float" office:value="1.12459230115693">
            <text:p>1.1245923012</text:p>
          </table:table-cell>
          <table:table-cell office:value-type="float" office:value="0">
            <text:p>0</text:p>
          </table:table-cell>
          <table:table-cell office:value-type="float" office:value="31.0765739811198">
            <text:p>31.0765739811</text:p>
          </table:table-cell>
          <table:table-cell office:value-type="float" office:value="20.1969392399569">
            <text:p>20.19693924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75">
            <text:p>475</text:p>
          </table:table-cell>
          <table:table-cell office:value-type="float" office:value="11968">
            <text:p>11968</text:p>
          </table:table-cell>
          <table:table-cell office:value-type="float" office:value="27222">
            <text:p>27222</text:p>
          </table:table-cell>
          <table:table-cell office:value-type="float" office:value="48162">
            <text:p>48162</text:p>
          </table:table-cell>
          <table:table-cell office:value-type="float" office:value="-326.125">
            <text:p>-326.125</text:p>
          </table:table-cell>
          <table:table-cell office:value-type="float" office:value="789.75">
            <text:p>789.75</text:p>
          </table:table-cell>
          <table:table-cell office:value-type="float" office:value="1397.25">
            <text:p>1397.25</text:p>
          </table:table-cell>
          <table:table-cell office:value-type="float" office:value="-0.0272497493315508">
            <text:p>-0.0272497493</text:p>
          </table:table-cell>
          <table:table-cell table:number-columns-repeated="2" office:value-type="float" office:value="0.0290114613180516">
            <text:p>0.0290114613</text:p>
          </table:table-cell>
          <table:table-cell office:value-type="float" office:value="0.906081273063292">
            <text:p>0.9060812731</text:p>
          </table:table-cell>
          <table:table-cell table:number-columns-repeated="2" office:value-type="float" office:value="1.10318977779329">
            <text:p>1.1031897778</text:p>
          </table:table-cell>
          <table:table-cell office:value-type="float" office:value="-25.088658350775">
            <text:p>-25.0886583508</text:p>
          </table:table-cell>
          <table:table-cell table:number-columns-repeated="2" office:value-type="float" office:value="24.2371059909867">
            <text:p>24.237105991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02">
            <text:p>502</text:p>
          </table:table-cell>
          <table:table-cell office:value-type="float" office:value="10013">
            <text:p>10013</text:p>
          </table:table-cell>
          <table:table-cell office:value-type="float" office:value="26286">
            <text:p>26286</text:p>
          </table:table-cell>
          <table:table-cell office:value-type="float" office:value="46506">
            <text:p>46506</text:p>
          </table:table-cell>
          <table:table-cell office:value-type="float" office:value="-177.125">
            <text:p>-177.125</text:p>
          </table:table-cell>
          <table:table-cell office:value-type="float" office:value="346.125">
            <text:p>346.125</text:p>
          </table:table-cell>
          <table:table-cell office:value-type="float" office:value="612.375">
            <text:p>612.375</text:p>
          </table:table-cell>
          <table:table-cell office:value-type="float" office:value="-0.0176895036452612">
            <text:p>-0.0176895036</text:p>
          </table:table-cell>
          <table:table-cell table:number-columns-repeated="2" office:value-type="float" office:value="0.0131676557863501">
            <text:p>0.0131676558</text:p>
          </table:table-cell>
          <table:table-cell office:value-type="float" office:value="0.938700057578449">
            <text:p>0.9387000576</text:p>
          </table:table-cell>
          <table:table-cell table:number-columns-repeated="2" office:value-type="float" office:value="1.04642663408368">
            <text:p>1.04642663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3">
            <text:p>3</text:p>
          </table:table-cell>
          <table:table-cell office:value-type="float" office:value="595">
            <text:p>595</text:p>
          </table:table-cell>
          <table:table-cell office:value-type="float" office:value="1021">
            <text:p>1021</text:p>
          </table:table-cell>
          <table:table-cell office:value-type="float" office:value="595">
            <text:p>595</text:p>
          </table:table-cell>
          <table:table-cell office:value-type="float" office:value="10574">
            <text:p>10574</text:p>
          </table:table-cell>
          <table:table-cell office:value-type="float" office:value="26030">
            <text:p>26030</text:p>
          </table:table-cell>
          <table:table-cell office:value-type="float" office:value="50094">
            <text:p>50094</text:p>
          </table:table-cell>
          <table:table-cell office:value-type="float" office:value="90.75">
            <text:p>90.75</text:p>
          </table:table-cell>
          <table:table-cell office:value-type="float" office:value="365.75">
            <text:p>365.75</text:p>
          </table:table-cell>
          <table:table-cell office:value-type="float" office:value="1129.875">
            <text:p>1129.875</text:p>
          </table:table-cell>
          <table:table-cell office:value-type="float" office:value="0.00858237185549461">
            <text:p>0.0085823719</text:p>
          </table:table-cell>
          <table:table-cell office:value-type="float" office:value="0.0140510948905109">
            <text:p>0.0140510949</text:p>
          </table:table-cell>
          <table:table-cell office:value-type="float" office:value="0.0225550964187328">
            <text:p>0.0225550964</text:p>
          </table:table-cell>
          <table:table-cell office:value-type="float" office:value="1.0301826694233">
            <text:p>1.0301826694</text:p>
          </table:table-cell>
          <table:table-cell office:value-type="float" office:value="1.04956580132133">
            <text:p>1.0495658013</text:p>
          </table:table-cell>
          <table:table-cell office:value-type="float" office:value="1.0799399529195">
            <text:p>1.0799399529</text:p>
          </table:table-cell>
          <table:table-cell table:number-columns-repeated="2" office:value-type="float" office:value="0">
            <text:p>0</text:p>
          </table:table-cell>
          <table:table-cell office:value-type="float" office:value="31.0765739811198">
            <text:p>31.0765739811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85">
            <text:p>585</text:p>
          </table:table-cell>
          <table:table-cell office:value-type="float" office:value="1031">
            <text:p>1031</text:p>
          </table:table-cell>
          <table:table-cell office:value-type="float" office:value="585">
            <text:p>585</text:p>
          </table:table-cell>
          <table:table-cell office:value-type="float" office:value="10781">
            <text:p>10781</text:p>
          </table:table-cell>
          <table:table-cell office:value-type="float" office:value="27645">
            <text:p>27645</text:p>
          </table:table-cell>
          <table:table-cell office:value-type="float" office:value="53544">
            <text:p>53544</text:p>
          </table:table-cell>
          <table:table-cell office:value-type="float" office:value="-52.5">
            <text:p>-52.5</text:p>
          </table:table-cell>
          <table:table-cell office:value-type="float" office:value="-37.625">
            <text:p>-37.625</text:p>
          </table:table-cell>
          <table:table-cell office:value-type="float" office:value="483">
            <text:p>483</text:p>
          </table:table-cell>
          <table:table-cell office:value-type="float" office:value="-0.00486967813746406">
            <text:p>-0.0048696781</text:p>
          </table:table-cell>
          <table:table-cell office:value-type="float" office:value="-0.00136100560680051">
            <text:p>-0.0013610056</text:p>
          </table:table-cell>
          <table:table-cell office:value-type="float" office:value="0.00902061855670103">
            <text:p>0.0090206186</text:p>
          </table:table-cell>
          <table:table-cell office:value-type="float" office:value="0.983002605498594">
            <text:p>0.9830026055</text:p>
          </table:table-cell>
          <table:table-cell office:value-type="float" office:value="0.995240110955271">
            <text:p>0.995240111</text:p>
          </table:table-cell>
          <table:table-cell office:value-type="float" office:value="1.03173165320438">
            <text:p>1.03173165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16">
            <text:p>616</text:p>
          </table:table-cell>
          <table:table-cell office:value-type="float" office:value="792">
            <text:p>792</text:p>
          </table:table-cell>
          <table:table-cell office:value-type="float" office:value="616">
            <text:p>616</text:p>
          </table:table-cell>
          <table:table-cell office:value-type="float" office:value="10583">
            <text:p>10583</text:p>
          </table:table-cell>
          <table:table-cell office:value-type="float" office:value="27170">
            <text:p>27170</text:p>
          </table:table-cell>
          <table:table-cell office:value-type="float" office:value="51543">
            <text:p>51543</text:p>
          </table:table-cell>
          <table:table-cell office:value-type="float" office:value="-50.125">
            <text:p>-50.125</text:p>
          </table:table-cell>
          <table:table-cell office:value-type="float" office:value="14.5">
            <text:p>14.5</text:p>
          </table:table-cell>
          <table:table-cell office:value-type="float" office:value="-940.125">
            <text:p>-940.125</text:p>
          </table:table-cell>
          <table:table-cell office:value-type="float" office:value="-0.00473636964943778">
            <text:p>-0.0047363696</text:p>
          </table:table-cell>
          <table:table-cell office:value-type="float" office:value="0.000533676849466323">
            <text:p>0.0005336768</text:p>
          </table:table-cell>
          <table:table-cell office:value-type="float" office:value="-0.018239625167336">
            <text:p>-0.0182396252</text:p>
          </table:table-cell>
          <table:table-cell office:value-type="float" office:value="0.983466675293982">
            <text:p>0.9834666753</text:p>
          </table:table-cell>
          <table:table-cell office:value-type="float" office:value="1.00186842720265">
            <text:p>1.0018684272</text:p>
          </table:table-cell>
          <table:table-cell office:value-type="float" office:value="0.936813372409764">
            <text:p>0.93681337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13">
            <text:p>613</text:p>
          </table:table-cell>
          <table:table-cell office:value-type="float" office:value="1102">
            <text:p>1102</text:p>
          </table:table-cell>
          <table:table-cell office:value-type="float" office:value="798">
            <text:p>798</text:p>
          </table:table-cell>
          <table:table-cell office:value-type="float" office:value="11282">
            <text:p>11282</text:p>
          </table:table-cell>
          <table:table-cell office:value-type="float" office:value="25574">
            <text:p>25574</text:p>
          </table:table-cell>
          <table:table-cell office:value-type="float" office:value="48348">
            <text:p>48348</text:p>
          </table:table-cell>
          <table:table-cell office:value-type="float" office:value="64.625">
            <text:p>64.625</text:p>
          </table:table-cell>
          <table:table-cell office:value-type="float" office:value="-658.75">
            <text:p>-658.75</text:p>
          </table:table-cell>
          <table:table-cell office:value-type="float" office:value="197.625">
            <text:p>197.625</text:p>
          </table:table-cell>
          <table:table-cell office:value-type="float" office:value="0.00572815103705017">
            <text:p>0.005728151</text:p>
          </table:table-cell>
          <table:table-cell office:value-type="float" office:value="-0.0257585829357942">
            <text:p>-0.0257585829</text:p>
          </table:table-cell>
          <table:table-cell office:value-type="float" office:value="0.00408755274261603">
            <text:p>0.0040875527</text:p>
          </table:table-cell>
          <table:table-cell office:value-type="float" office:value="1.02011283958971">
            <text:p>1.0201128396</text:p>
          </table:table-cell>
          <table:table-cell office:value-type="float" office:value="0.911145428730646">
            <text:p>0.9111454287</text:p>
          </table:table-cell>
          <table:table-cell office:value-type="float" office:value="1.01433918245051">
            <text:p>1.0143391825</text:p>
          </table:table-cell>
          <table:table-cell office:value-type="float" office:value="0">
            <text:p>0</text:p>
          </table:table-cell>
          <table:table-cell office:value-type="float" office:value="-26.5612867897251">
            <text:p>-26.56128678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48">
            <text:p>648</text:p>
          </table:table-cell>
          <table:table-cell office:value-type="float" office:value="1162">
            <text:p>1162</text:p>
          </table:table-cell>
          <table:table-cell office:value-type="float" office:value="842">
            <text:p>842</text:p>
          </table:table-cell>
          <table:table-cell office:value-type="float" office:value="12405">
            <text:p>12405</text:p>
          </table:table-cell>
          <table:table-cell office:value-type="float" office:value="27090">
            <text:p>27090</text:p>
          </table:table-cell>
          <table:table-cell office:value-type="float" office:value="51816">
            <text:p>51816</text:p>
          </table:table-cell>
          <table:table-cell office:value-type="float" office:value="406.25">
            <text:p>406.25</text:p>
          </table:table-cell>
          <table:table-cell office:value-type="float" office:value="807.125">
            <text:p>807.125</text:p>
          </table:table-cell>
          <table:table-cell office:value-type="float" office:value="-122.125">
            <text:p>-122.125</text:p>
          </table:table-cell>
          <table:table-cell office:value-type="float" office:value="0.0327488915759774">
            <text:p>0.0327488916</text:p>
          </table:table-cell>
          <table:table-cell office:value-type="float" office:value="0.0297942045035068">
            <text:p>0.0297942045</text:p>
          </table:table-cell>
          <table:table-cell office:value-type="float" office:value="-0.00235689748340281">
            <text:p>-0.0023568975</text:p>
          </table:table-cell>
          <table:table-cell office:value-type="float" office:value="1.11672320071885">
            <text:p>1.1167232007</text:p>
          </table:table-cell>
          <table:table-cell office:value-type="float" office:value="1.10601959722139">
            <text:p>1.1060195972</text:p>
          </table:table-cell>
          <table:table-cell office:value-type="float" office:value="0.991761746540955">
            <text:p>0.9917617465</text:p>
          </table:table-cell>
          <table:table-cell office:value-type="float" office:value="21.5102280404553">
            <text:p>21.5102280405</text:p>
          </table:table-cell>
          <table:table-cell office:value-type="float" office:value="23.6093747489325">
            <text:p>23.60937474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698">
            <text:p>698</text:p>
          </table:table-cell>
          <table:table-cell office:value-type="float" office:value="1238">
            <text:p>1238</text:p>
          </table:table-cell>
          <table:table-cell office:value-type="float" office:value="12228">
            <text:p>12228</text:p>
          </table:table-cell>
          <table:table-cell office:value-type="float" office:value="26614">
            <text:p>26614</text:p>
          </table:table-cell>
          <table:table-cell office:value-type="float" office:value="50400">
            <text:p>50400</text:p>
          </table:table-cell>
          <table:table-cell office:value-type="float" office:value="312.875">
            <text:p>312.875</text:p>
          </table:table-cell>
          <table:table-cell office:value-type="float" office:value="680.75">
            <text:p>680.75</text:p>
          </table:table-cell>
          <table:table-cell office:value-type="float" office:value="-247.125">
            <text:p>-247.125</text:p>
          </table:table-cell>
          <table:table-cell office:value-type="float" office:value="0.0255867680732745">
            <text:p>0.0255867681</text:p>
          </table:table-cell>
          <table:table-cell office:value-type="float" office:value="0.0255786428195686">
            <text:p>0.0255786428</text:p>
          </table:table-cell>
          <table:table-cell office:value-type="float" office:value="-0.00490327380952381">
            <text:p>-0.0049032738</text:p>
          </table:table-cell>
          <table:table-cell office:value-type="float" office:value="1.09083686634931">
            <text:p>1.0908368663</text:p>
          </table:table-cell>
          <table:table-cell office:value-type="float" office:value="1.09080761312673">
            <text:p>1.0908076131</text:p>
          </table:table-cell>
          <table:table-cell office:value-type="float" office:value="0.982885664171007">
            <text:p>0.9828856642</text:p>
          </table:table-cell>
          <table:table-cell office:value-type="float" office:value="27.4351780874706">
            <text:p>27.4351780875</text:p>
          </table:table-cell>
          <table:table-cell office:value-type="float" office:value="27.4437839133633">
            <text:p>27.44378391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74">
            <text:p>674</text:p>
          </table:table-cell>
          <table:table-cell office:value-type="float" office:value="889">
            <text:p>889</text:p>
          </table:table-cell>
          <table:table-cell office:value-type="float" office:value="1242">
            <text:p>1242</text:p>
          </table:table-cell>
          <table:table-cell office:value-type="float" office:value="11567">
            <text:p>11567</text:p>
          </table:table-cell>
          <table:table-cell office:value-type="float" office:value="24712">
            <text:p>24712</text:p>
          </table:table-cell>
          <table:table-cell office:value-type="float" office:value="47110">
            <text:p>47110</text:p>
          </table:table-cell>
          <table:table-cell office:value-type="float" office:value="499.625">
            <text:p>499.625</text:p>
          </table:table-cell>
          <table:table-cell office:value-type="float" office:value="-171.428571428571">
            <text:p>-171.4285714286</text:p>
          </table:table-cell>
          <table:table-cell office:value-type="float" office:value="323">
            <text:p>323</text:p>
          </table:table-cell>
          <table:table-cell office:value-type="float" office:value="0.0431940001729057">
            <text:p>0.0431940002</text:p>
          </table:table-cell>
          <table:table-cell office:value-type="float" office:value="-0.00693705776256764">
            <text:p>-0.0069370578</text:p>
          </table:table-cell>
          <table:table-cell office:value-type="float" office:value="0.00685629378051369">
            <text:p>0.0068562938</text:p>
          </table:table-cell>
          <table:table-cell office:value-type="float" office:value="1.15483581504101">
            <text:p>1.154835815</text:p>
          </table:table-cell>
          <table:table-cell office:value-type="float" office:value="0.975814618461">
            <text:p>0.9758146185</text:p>
          </table:table-cell>
          <table:table-cell office:value-type="float" office:value="1.02408916541003">
            <text:p>1.0240891654</text:p>
          </table:table-cell>
          <table:table-cell office:value-type="float" office:value="16.3914334127219">
            <text:p>16.39143341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26">
            <text:p>726</text:p>
          </table:table-cell>
          <table:table-cell table:number-columns-repeated="2" office:value-type="float" office:value="1323">
            <text:p>1323</text:p>
          </table:table-cell>
          <table:table-cell office:value-type="float" office:value="10530">
            <text:p>10530</text:p>
          </table:table-cell>
          <table:table-cell office:value-type="float" office:value="22995">
            <text:p>22995</text:p>
          </table:table-cell>
          <table:table-cell office:value-type="float" office:value="48860">
            <text:p>48860</text:p>
          </table:table-cell>
          <table:table-cell office:value-type="float" office:value="471.142857142857">
            <text:p>471.1428571429</text:p>
          </table:table-cell>
          <table:table-cell office:value-type="float" office:value="1029">
            <text:p>1029</text:p>
          </table:table-cell>
          <table:table-cell office:value-type="float" office:value="534.142857142857">
            <text:p>534.1428571429</text:p>
          </table:table-cell>
          <table:table-cell office:value-type="float" office:value="0.0447429114095781">
            <text:p>0.0447429114</text:p>
          </table:table-cell>
          <table:table-cell office:value-type="float" office:value="0.0447488584474886">
            <text:p>0.0447488584</text:p>
          </table:table-cell>
          <table:table-cell office:value-type="float" office:value="0.0109321092333782">
            <text:p>0.0109321092</text:p>
          </table:table-cell>
          <table:table-cell office:value-type="float" office:value="1.16052396905148">
            <text:p>1.1605239691</text:p>
          </table:table-cell>
          <table:table-cell office:value-type="float" office:value="1.16054582681762">
            <text:p>1.1605458268</text:p>
          </table:table-cell>
          <table:table-cell office:value-type="float" office:value="1.03849662390091">
            <text:p>1.0384966239</text:p>
          </table:table-cell>
          <table:table-cell office:value-type="float" office:value="15.8358218022214">
            <text:p>15.8358218022</text:p>
          </table:table-cell>
          <table:table-cell office:value-type="float" office:value="15.83376264592">
            <text:p>15.83376264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76">
            <text:p>776</text:p>
          </table:table-cell>
          <table:table-cell table:number-columns-repeated="2" office:value-type="float" office:value="1402">
            <text:p>1402</text:p>
          </table:table-cell>
          <table:table-cell office:value-type="float" office:value="10452">
            <text:p>10452</text:p>
          </table:table-cell>
          <table:table-cell office:value-type="float" office:value="26605">
            <text:p>26605</text:p>
          </table:table-cell>
          <table:table-cell office:value-type="float" office:value="49009">
            <text:p>49009</text:p>
          </table:table-cell>
          <table:table-cell office:value-type="float" office:value="0">
            <text:p>0</text:p>
          </table:table-cell>
          <table:table-cell office:value-type="float" office:value="69.1666666666667">
            <text:p>69.1666666667</text:p>
          </table:table-cell>
          <table:table-cell office:value-type="float" office:value="127.333333333333">
            <text:p>127.3333333333</text:p>
          </table:table-cell>
          <table:table-cell office:value-type="float" office:value="0">
            <text:p>0</text:p>
          </table:table-cell>
          <table:table-cell office:value-type="float" office:value="0.00259976194950824">
            <text:p>0.0025997619</text:p>
          </table:table-cell>
          <table:table-cell office:value-type="float" office:value="0.00259816224230924">
            <text:p>0.0025981622</text:p>
          </table:table-cell>
          <table:table-cell office:value-type="float" office:value="0.97">
            <text:p>0.97</text:p>
          </table:table-cell>
          <table:table-cell office:value-type="float" office:value="1.00911241399718">
            <text:p>1.009112414</text:p>
          </table:table-cell>
          <table:table-cell office:value-type="float" office:value="1.00910679872428">
            <text:p>1.00910679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47">
            <text:p>747</text:p>
          </table:table-cell>
          <table:table-cell table:number-columns-repeated="2" office:value-type="float" office:value="1403">
            <text:p>1403</text:p>
          </table:table-cell>
          <table:table-cell office:value-type="float" office:value="10375">
            <text:p>10375</text:p>
          </table:table-cell>
          <table:table-cell office:value-type="float" office:value="25565">
            <text:p>25565</text:p>
          </table:table-cell>
          <table:table-cell office:value-type="float" office:value="47093">
            <text:p>47093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257.8">
            <text:p>257.8</text:p>
          </table:table-cell>
          <table:table-cell office:value-type="float" office:value="0">
            <text:p>0</text:p>
          </table:table-cell>
          <table:table-cell office:value-type="float" office:value="0.005476237042832">
            <text:p>0.005476237</text:p>
          </table:table-cell>
          <table:table-cell office:value-type="float" office:value="0.00547427430828361">
            <text:p>0.0054742743</text:p>
          </table:table-cell>
          <table:table-cell office:value-type="float" office:value="0.97">
            <text:p>0.97</text:p>
          </table:table-cell>
          <table:table-cell office:value-type="float" office:value="1.01922560842732">
            <text:p>1.0192256084</text:p>
          </table:table-cell>
          <table:table-cell office:value-type="float" office:value="1.01921869673023">
            <text:p>1.01921869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87">
            <text:p>687</text:p>
          </table:table-cell>
          <table:table-cell table:number-columns-repeated="2" office:value-type="float" office:value="1370">
            <text:p>1370</text:p>
          </table:table-cell>
          <table:table-cell office:value-type="float" office:value="10042">
            <text:p>10042</text:p>
          </table:table-cell>
          <table:table-cell office:value-type="float" office:value="26458">
            <text:p>26458</text:p>
          </table:table-cell>
          <table:table-cell office:value-type="float" office:value="51689">
            <text:p>51689</text:p>
          </table:table-cell>
          <table:table-cell table:number-columns-repeated="2" office:value-type="float" office:value="0">
            <text:p>0</text:p>
          </table:table-cell>
          <table:table-cell office:value-type="float" office:value="1144.75">
            <text:p>1144.7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2146878446091">
            <text:p>0.0221468784</text:p>
          </table:table-cell>
          <table:table-cell office:value-type="float" office:value="0.81">
            <text:p>0.81</text:p>
          </table:table-cell>
          <table:table-cell office:value-type="float" office:value="0.97">
            <text:p>0.97</text:p>
          </table:table-cell>
          <table:table-cell office:value-type="float" office:value="1.07847542364213">
            <text:p>1.0784754236</text:p>
          </table:table-cell>
          <table:table-cell table:number-columns-repeated="2" office:value-type="float" office:value="0">
            <text:p>0</text:p>
          </table:table-cell>
          <table:table-cell office:value-type="float" office:value="31.6430454683318">
            <text:p>31.6430454683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744">
            <text:p>744</text:p>
          </table:table-cell>
          <table:table-cell office:value-type="float" office:value="1455">
            <text:p>1455</text:p>
          </table:table-cell>
          <table:table-cell office:value-type="float" office:value="9502">
            <text:p>9502</text:p>
          </table:table-cell>
          <table:table-cell office:value-type="float" office:value="26611">
            <text:p>26611</text:p>
          </table:table-cell>
          <table:table-cell office:value-type="float" office:value="52515">
            <text:p>52515</text:p>
          </table:table-cell>
          <table:table-cell table:number-columns-repeated="6" office:value-type="float" office:value="0">
            <text:p>0</text:p>
          </table:table-cell>
          <table:table-cell office:value-type="float" office:value="0.81">
            <text:p>0.81</text:p>
          </table:table-cell>
          <table:table-cell office:value-type="float" office:value="0.89">
            <text:p>0.89</text:p>
          </table:table-cell>
          <table:table-cell office:value-type="float" office:value="1.14">
            <text:p>1.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704">
            <text:p>704</text:p>
          </table:table-cell>
          <table:table-cell office:value-type="float" office:value="1440">
            <text:p>1440</text:p>
          </table:table-cell>
          <table:table-cell office:value-type="float" office:value="8991">
            <text:p>8991</text:p>
          </table:table-cell>
          <table:table-cell office:value-type="float" office:value="26824">
            <text:p>26824</text:p>
          </table:table-cell>
          <table:table-cell office:value-type="float" office:value="54536">
            <text:p>54536</text:p>
          </table:table-cell>
          <table:table-cell table:number-columns-repeated="6" office:value-type="float" office:value="0">
            <text:p>0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1.14">
            <text:p>1.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">
            <text:p>161</text:p>
          </table:table-cell>
          <table:table-cell office:value-type="float" office:value="8573">
            <text:p>8573</text:p>
          </table:table-cell>
          <table:table-cell office:value-type="float" office:value="35714.25">
            <text:p>35714.25</text:p>
          </table:table-cell>
          <table:table-cell office:value-type="float" office:value="22.57">
            <text:p>22.57</text:p>
          </table:table-cell>
          <table:table-cell table:number-columns-repeated="3" office:value-type="float" office:value="5">
            <text:p>5</text:p>
          </table:table-cell>
          <table:table-cell office:value-type="float" office:value="589">
            <text:p>589</text:p>
          </table:table-cell>
          <table:table-cell table:number-columns-repeated="2" office:value-type="float" office:value="1346">
            <text:p>1346</text:p>
          </table:table-cell>
          <table:table-cell office:value-type="float" office:value="8507">
            <text:p>8507</text:p>
          </table:table-cell>
          <table:table-cell office:value-type="float" office:value="27269">
            <text:p>27269</text:p>
          </table:table-cell>
          <table:table-cell office:value-type="float" office:value="56635">
            <text:p>56635</text:p>
          </table:table-cell>
          <table:table-cell table:number-columns-repeated="6" office:value-type="float" office:value="0">
            <text:p>0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1.14">
            <text:p>1.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5">
            <text:p>155</text:p>
          </table:table-cell>
          <table:table-cell office:value-type="float" office:value="8648">
            <text:p>8648</text:p>
          </table:table-cell>
          <table:table-cell office:value-type="float" office:value="37368.3333333333">
            <text:p>37368.3333333333</text:p>
          </table:table-cell>
          <table:table-cell office:value-type="float" office:value="23.9666666666667">
            <text:p>23.9666666667</text:p>
          </table:table-cell>
          <table:table-cell table:number-columns-repeated="3" office:value-type="float" office:value="5">
            <text:p>5</text:p>
          </table:table-cell>
          <table:table-cell office:value-type="float" office:value="622">
            <text:p>622</text:p>
          </table:table-cell>
          <table:table-cell office:value-type="float" office:value="920">
            <text:p>920</text:p>
          </table:table-cell>
          <table:table-cell office:value-type="float" office:value="1396">
            <text:p>1396</text:p>
          </table:table-cell>
          <table:table-cell office:value-type="float" office:value="8049">
            <text:p>8049</text:p>
          </table:table-cell>
          <table:table-cell office:value-type="float" office:value="27547">
            <text:p>27547</text:p>
          </table:table-cell>
          <table:table-cell office:value-type="float" office:value="58815">
            <text:p>58815</text:p>
          </table:table-cell>
          <table:table-cell table:number-columns-repeated="6" office:value-type="float" office:value="0">
            <text:p>0</text:p>
          </table:table-cell>
          <table:table-cell office:value-type="float" office:value="0.81">
            <text:p>0.81</text:p>
          </table:table-cell>
          <table:table-cell office:value-type="float" office:value="1.13">
            <text:p>1.13</text:p>
          </table:table-cell>
          <table:table-cell office:value-type="float" office:value="1.14">
            <text:p>1.14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number-columns-repeated="3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0.81">
            <text:p>0.81</text:p>
          </table:table-cell>
          <table:table-cell office:value-type="float" office:value="1.13">
            <text:p>1.13</text:p>
          </table:table-cell>
          <table:table-cell office:value-type="float" office:value="1.14">
            <text:p>1.14</text:p>
          </table:table-cell>
          <table:table-cell office:value-type="float" office:value="-12">
            <text:p>-12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0.4">
            <text:p>20.4</text:p>
          </table:table-cell>
          <table:table-cell office:value-type="float" office:value="26.7">
            <text:p>26.7</text:p>
          </table:table-cell>
          <table:table-cell office:value-type="float" office:value="41.3">
            <text:p>41.3</text:p>
          </table:table-cell>
          <table:table-cell office:value-type="float" office:value="20144">
            <text:p>20144</text:p>
          </table:table-cell>
          <table:table-cell office:value-type="float" office:value="21094">
            <text:p>21094</text:p>
          </table:table-cell>
          <table:table-cell office:value-type="float" office:value="24281">
            <text:p>2428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1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16:51.15</dc:date>
    <dc:creator>Liam Widdess</dc:creator>
    <meta:editing-duration>P2DT3H30M47S</meta:editing-duration>
    <meta:editing-cycles>185</meta:editing-cycles>
    <meta:generator>OpenOffice/4.1.7$Win32 OpenOffice.org_project/417m1$Build-9800</meta:generator>
    <meta:document-statistic meta:table-count="8" meta:cell-count="11403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3cm" svg:y="1.314cm" svg:width="31.792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861">
                <text:p>7861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687">
                <text:p>7687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790">
                <text:p>779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8135">
                <text:p>8135</text:p>
              </table:table-cell>
              <table:table-cell office:value-type="float" office:value="10376">
                <text:p>10376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971">
                <text:p>7971</text:p>
              </table:table-cell>
              <table:table-cell office:value-type="float" office:value="11382">
                <text:p>1138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780">
                <text:p>7780</text:p>
              </table:table-cell>
              <table:table-cell office:value-type="float" office:value="10652">
                <text:p>10652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666">
                <text:p>7666</text:p>
              </table:table-cell>
              <table:table-cell office:value-type="float" office:value="9990">
                <text:p>9990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482">
                <text:p>7482</text:p>
              </table:table-cell>
              <table:table-cell office:value-type="float" office:value="10272">
                <text:p>10272</text:p>
              </table:table-cell>
              <table:table-cell office:value-type="float" office:value="14083">
                <text:p>14083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510">
                <text:p>7510</text:p>
              </table:table-cell>
              <table:table-cell office:value-type="float" office:value="10040">
                <text:p>10040</text:p>
              </table:table-cell>
              <table:table-cell office:value-type="float" office:value="15292">
                <text:p>1529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630">
                <text:p>7630</text:p>
              </table:table-cell>
              <table:table-cell office:value-type="float" office:value="9848">
                <text:p>9848</text:p>
              </table:table-cell>
              <table:table-cell office:value-type="float" office:value="14302">
                <text:p>1430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819">
                <text:p>7819</text:p>
              </table:table-cell>
              <table:table-cell office:value-type="float" office:value="10070">
                <text:p>10070</text:p>
              </table:table-cell>
              <table:table-cell office:value-type="float" office:value="14858">
                <text:p>14858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505">
                <text:p>7505</text:p>
              </table:table-cell>
              <table:table-cell office:value-type="float" office:value="10491">
                <text:p>10491</text:p>
              </table:table-cell>
              <table:table-cell office:value-type="float" office:value="16312">
                <text:p>1631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510">
                <text:p>7510</text:p>
              </table:table-cell>
              <table:table-cell office:value-type="float" office:value="11278">
                <text:p>11278</text:p>
              </table:table-cell>
              <table:table-cell office:value-type="float" office:value="15835">
                <text:p>1583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618">
                <text:p>7618</text:p>
              </table:table-cell>
              <table:table-cell office:value-type="float" office:value="10594">
                <text:p>10594</text:p>
              </table:table-cell>
              <table:table-cell office:value-type="float" office:value="15179">
                <text:p>1517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745">
                <text:p>7745</text:p>
              </table:table-cell>
              <table:table-cell office:value-type="float" office:value="10964">
                <text:p>10964</text:p>
              </table:table-cell>
              <table:table-cell office:value-type="float" office:value="15738">
                <text:p>15738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510">
                <text:p>7510</text:p>
              </table:table-cell>
              <table:table-cell office:value-type="float" office:value="11644">
                <text:p>11644</text:p>
              </table:table-cell>
              <table:table-cell office:value-type="float" office:value="16274">
                <text:p>1627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538">
                <text:p>7538</text:p>
              </table:table-cell>
              <table:table-cell office:value-type="float" office:value="11550">
                <text:p>11550</text:p>
              </table:table-cell>
              <table:table-cell office:value-type="float" office:value="15893">
                <text:p>15893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618">
                <text:p>7618</text:p>
              </table:table-cell>
              <table:table-cell office:value-type="float" office:value="11312">
                <text:p>11312</text:p>
              </table:table-cell>
              <table:table-cell office:value-type="float" office:value="17454">
                <text:p>17454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8335">
                <text:p>8335</text:p>
              </table:table-cell>
              <table:table-cell office:value-type="float" office:value="11448">
                <text:p>11448</text:p>
              </table:table-cell>
              <table:table-cell office:value-type="float" office:value="18315">
                <text:p>18315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576">
                <text:p>8576</text:p>
              </table:table-cell>
              <table:table-cell office:value-type="float" office:value="11972">
                <text:p>11972</text:p>
              </table:table-cell>
              <table:table-cell office:value-type="float" office:value="17433">
                <text:p>17433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8460">
                <text:p>8460</text:p>
              </table:table-cell>
              <table:table-cell office:value-type="float" office:value="11534">
                <text:p>11534</text:p>
              </table:table-cell>
              <table:table-cell office:value-type="float" office:value="15893">
                <text:p>15893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8416">
                <text:p>8416</text:p>
              </table:table-cell>
              <table:table-cell office:value-type="float" office:value="11316">
                <text:p>11316</text:p>
              </table:table-cell>
              <table:table-cell office:value-type="float" office:value="17063">
                <text:p>17063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8390">
                <text:p>8390</text:p>
              </table:table-cell>
              <table:table-cell office:value-type="float" office:value="11282">
                <text:p>11282</text:p>
              </table:table-cell>
              <table:table-cell office:value-type="float" office:value="18172">
                <text:p>1817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418">
                <text:p>8418</text:p>
              </table:table-cell>
              <table:table-cell office:value-type="float" office:value="11454">
                <text:p>11454</text:p>
              </table:table-cell>
              <table:table-cell office:value-type="float" office:value="17579">
                <text:p>17579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365">
                <text:p>8365</text:p>
              </table:table-cell>
              <table:table-cell office:value-type="float" office:value="11373">
                <text:p>11373</text:p>
              </table:table-cell>
              <table:table-cell office:value-type="float" office:value="17233">
                <text:p>17233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350">
                <text:p>8350</text:p>
              </table:table-cell>
              <table:table-cell office:value-type="float" office:value="12128">
                <text:p>12128</text:p>
              </table:table-cell>
              <table:table-cell office:value-type="float" office:value="19673">
                <text:p>1967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095">
                <text:p>8095</text:p>
              </table:table-cell>
              <table:table-cell office:value-type="float" office:value="12554">
                <text:p>12554</text:p>
              </table:table-cell>
              <table:table-cell office:value-type="float" office:value="17748">
                <text:p>1774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505">
                <text:p>8505</text:p>
              </table:table-cell>
              <table:table-cell office:value-type="float" office:value="11648">
                <text:p>11648</text:p>
              </table:table-cell>
              <table:table-cell office:value-type="float" office:value="16491">
                <text:p>1649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362">
                <text:p>8362</text:p>
              </table:table-cell>
              <table:table-cell office:value-type="float" office:value="11645">
                <text:p>11645</text:p>
              </table:table-cell>
              <table:table-cell office:value-type="float" office:value="16827">
                <text:p>16827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160">
                <text:p>8160</text:p>
              </table:table-cell>
              <table:table-cell office:value-type="float" office:value="11635">
                <text:p>11635</text:p>
              </table:table-cell>
              <table:table-cell office:value-type="float" office:value="18788">
                <text:p>1878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095">
                <text:p>8095</text:p>
              </table:table-cell>
              <table:table-cell office:value-type="float" office:value="11842">
                <text:p>11842</text:p>
              </table:table-cell>
              <table:table-cell office:value-type="float" office:value="17492">
                <text:p>1749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355">
                <text:p>8355</text:p>
              </table:table-cell>
              <table:table-cell office:value-type="float" office:value="11480">
                <text:p>11480</text:p>
              </table:table-cell>
              <table:table-cell office:value-type="float" office:value="19363">
                <text:p>19363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825">
                <text:p>8825</text:p>
              </table:table-cell>
              <table:table-cell office:value-type="float" office:value="12634">
                <text:p>12634</text:p>
              </table:table-cell>
              <table:table-cell office:value-type="float" office:value="22075">
                <text:p>2207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678">
                <text:p>8678</text:p>
              </table:table-cell>
              <table:table-cell office:value-type="float" office:value="13441">
                <text:p>13441</text:p>
              </table:table-cell>
              <table:table-cell office:value-type="float" office:value="20513">
                <text:p>2051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9156">
                <text:p>9156</text:p>
              </table:table-cell>
              <table:table-cell office:value-type="float" office:value="12543">
                <text:p>12543</text:p>
              </table:table-cell>
              <table:table-cell office:value-type="float" office:value="19922">
                <text:p>19922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568">
                <text:p>8568</text:p>
              </table:table-cell>
              <table:table-cell office:value-type="float" office:value="13952">
                <text:p>13952</text:p>
              </table:table-cell>
              <table:table-cell office:value-type="float" office:value="20285">
                <text:p>20285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644">
                <text:p>8644</text:p>
              </table:table-cell>
              <table:table-cell office:value-type="float" office:value="14725">
                <text:p>14725</text:p>
              </table:table-cell>
              <table:table-cell office:value-type="float" office:value="21242">
                <text:p>212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373">
                <text:p>8373</text:p>
              </table:table-cell>
              <table:table-cell office:value-type="float" office:value="14362">
                <text:p>14362</text:p>
              </table:table-cell>
              <table:table-cell office:value-type="float" office:value="23075">
                <text:p>2307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595">
                <text:p>8595</text:p>
              </table:table-cell>
              <table:table-cell office:value-type="float" office:value="14621">
                <text:p>14621</text:p>
              </table:table-cell>
              <table:table-cell office:value-type="float" office:value="25882">
                <text:p>25882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0432">
                <text:p>10432</text:p>
              </table:table-cell>
              <table:table-cell office:value-type="float" office:value="16398">
                <text:p>16398</text:p>
              </table:table-cell>
              <table:table-cell office:value-type="float" office:value="28197">
                <text:p>28197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1490">
                <text:p>11490</text:p>
              </table:table-cell>
              <table:table-cell office:value-type="float" office:value="15932">
                <text:p>15932</text:p>
              </table:table-cell>
              <table:table-cell office:value-type="float" office:value="27617">
                <text:p>27617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1000">
                <text:p>11000</text:p>
              </table:table-cell>
              <table:table-cell office:value-type="float" office:value="16255">
                <text:p>16255</text:p>
              </table:table-cell>
              <table:table-cell office:value-type="float" office:value="26798">
                <text:p>2679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0534">
                <text:p>10534</text:p>
              </table:table-cell>
              <table:table-cell office:value-type="float" office:value="17862">
                <text:p>17862</text:p>
              </table:table-cell>
              <table:table-cell office:value-type="float" office:value="27261">
                <text:p>27261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740">
                <text:p>10740</text:p>
              </table:table-cell>
              <table:table-cell office:value-type="float" office:value="18912">
                <text:p>18912</text:p>
              </table:table-cell>
              <table:table-cell office:value-type="float" office:value="28700">
                <text:p>28700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1104">
                <text:p>11104</text:p>
              </table:table-cell>
              <table:table-cell office:value-type="float" office:value="19047">
                <text:p>19047</text:p>
              </table:table-cell>
              <table:table-cell office:value-type="float" office:value="29777">
                <text:p>29777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2086">
                <text:p>12086</text:p>
              </table:table-cell>
              <table:table-cell office:value-type="float" office:value="18848">
                <text:p>18848</text:p>
              </table:table-cell>
              <table:table-cell office:value-type="float" office:value="30402">
                <text:p>3040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3653">
                <text:p>13653</text:p>
              </table:table-cell>
              <table:table-cell office:value-type="float" office:value="19570">
                <text:p>19570</text:p>
              </table:table-cell>
              <table:table-cell office:value-type="float" office:value="33134">
                <text:p>3313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5065">
                <text:p>15065</text:p>
              </table:table-cell>
              <table:table-cell office:value-type="float" office:value="19985">
                <text:p>19985</text:p>
              </table:table-cell>
              <table:table-cell office:value-type="float" office:value="29023">
                <text:p>29023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3695">
                <text:p>13695</text:p>
              </table:table-cell>
              <table:table-cell office:value-type="float" office:value="18968">
                <text:p>18968</text:p>
              </table:table-cell>
              <table:table-cell office:value-type="float" office:value="29100">
                <text:p>29100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672">
                <text:p>10672</text:p>
              </table:table-cell>
              <table:table-cell office:value-type="float" office:value="18076">
                <text:p>18076</text:p>
              </table:table-cell>
              <table:table-cell office:value-type="float" office:value="29924">
                <text:p>2992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2348">
                <text:p>12348</text:p>
              </table:table-cell>
              <table:table-cell office:value-type="float" office:value="18740">
                <text:p>18740</text:p>
              </table:table-cell>
              <table:table-cell office:value-type="float" office:value="31874">
                <text:p>3187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3574">
                <text:p>13574</text:p>
              </table:table-cell>
              <table:table-cell office:value-type="float" office:value="19598">
                <text:p>19598</text:p>
              </table:table-cell>
              <table:table-cell office:value-type="float" office:value="28421">
                <text:p>28421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3212">
                <text:p>13212</text:p>
              </table:table-cell>
              <table:table-cell office:value-type="float" office:value="18050">
                <text:p>18050</text:p>
              </table:table-cell>
              <table:table-cell office:value-type="float" office:value="28001">
                <text:p>28001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0672">
                <text:p>10672</text:p>
              </table:table-cell>
              <table:table-cell office:value-type="float" office:value="18032">
                <text:p>18032</text:p>
              </table:table-cell>
              <table:table-cell office:value-type="float" office:value="28805">
                <text:p>28805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2876">
                <text:p>12876</text:p>
              </table:table-cell>
              <table:table-cell office:value-type="float" office:value="20424">
                <text:p>20424</text:p>
              </table:table-cell>
              <table:table-cell office:value-type="float" office:value="31199">
                <text:p>31199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3403">
                <text:p>13403</text:p>
              </table:table-cell>
              <table:table-cell office:value-type="float" office:value="20243">
                <text:p>20243</text:p>
              </table:table-cell>
              <table:table-cell office:value-type="float" office:value="28670">
                <text:p>28670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2986">
                <text:p>12986</text:p>
              </table:table-cell>
              <table:table-cell office:value-type="float" office:value="17864">
                <text:p>17864</text:p>
              </table:table-cell>
              <table:table-cell office:value-type="float" office:value="30184">
                <text:p>3018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0421">
                <text:p>10421</text:p>
              </table:table-cell>
              <table:table-cell office:value-type="float" office:value="18424">
                <text:p>18424</text:p>
              </table:table-cell>
              <table:table-cell office:value-type="float" office:value="30636">
                <text:p>30636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1016">
                <text:p>11016</text:p>
              </table:table-cell>
              <table:table-cell office:value-type="float" office:value="20420">
                <text:p>20420</text:p>
              </table:table-cell>
              <table:table-cell office:value-type="float" office:value="36295">
                <text:p>36295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1866">
                <text:p>11866</text:p>
              </table:table-cell>
              <table:table-cell office:value-type="float" office:value="21046">
                <text:p>21046</text:p>
              </table:table-cell>
              <table:table-cell office:value-type="float" office:value="35685">
                <text:p>35685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1458">
                <text:p>11458</text:p>
              </table:table-cell>
              <table:table-cell office:value-type="float" office:value="21640">
                <text:p>21640</text:p>
              </table:table-cell>
              <table:table-cell office:value-type="float" office:value="37576">
                <text:p>3757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2342">
                <text:p>12342</text:p>
              </table:table-cell>
              <table:table-cell office:value-type="float" office:value="22491">
                <text:p>22491</text:p>
              </table:table-cell>
              <table:table-cell office:value-type="float" office:value="41055">
                <text:p>41055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3192">
                <text:p>13192</text:p>
              </table:table-cell>
              <table:table-cell office:value-type="float" office:value="23576">
                <text:p>23576</text:p>
              </table:table-cell>
              <table:table-cell office:value-type="float" office:value="40365">
                <text:p>4036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2699">
                <text:p>12699</text:p>
              </table:table-cell>
              <table:table-cell office:value-type="float" office:value="24760">
                <text:p>24760</text:p>
              </table:table-cell>
              <table:table-cell office:value-type="float" office:value="42578">
                <text:p>4257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1679">
                <text:p>11679</text:p>
              </table:table-cell>
              <table:table-cell office:value-type="float" office:value="24264">
                <text:p>24264</text:p>
              </table:table-cell>
              <table:table-cell office:value-type="float" office:value="42297">
                <text:p>42297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2648">
                <text:p>12648</text:p>
              </table:table-cell>
              <table:table-cell office:value-type="float" office:value="26136">
                <text:p>26136</text:p>
              </table:table-cell>
              <table:table-cell office:value-type="float" office:value="44712">
                <text:p>44712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1968">
                <text:p>11968</text:p>
              </table:table-cell>
              <table:table-cell office:value-type="float" office:value="27222">
                <text:p>27222</text:p>
              </table:table-cell>
              <table:table-cell office:value-type="float" office:value="48162">
                <text:p>4816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0013">
                <text:p>10013</text:p>
              </table:table-cell>
              <table:table-cell office:value-type="float" office:value="26286">
                <text:p>26286</text:p>
              </table:table-cell>
              <table:table-cell office:value-type="float" office:value="46506">
                <text:p>4650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0574">
                <text:p>10574</text:p>
              </table:table-cell>
              <table:table-cell office:value-type="float" office:value="26030">
                <text:p>26030</text:p>
              </table:table-cell>
              <table:table-cell office:value-type="float" office:value="50094">
                <text:p>50094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0781">
                <text:p>10781</text:p>
              </table:table-cell>
              <table:table-cell office:value-type="float" office:value="27645">
                <text:p>27645</text:p>
              </table:table-cell>
              <table:table-cell office:value-type="float" office:value="53544">
                <text:p>5354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0583">
                <text:p>10583</text:p>
              </table:table-cell>
              <table:table-cell office:value-type="float" office:value="27170">
                <text:p>27170</text:p>
              </table:table-cell>
              <table:table-cell office:value-type="float" office:value="51543">
                <text:p>515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1282">
                <text:p>11282</text:p>
              </table:table-cell>
              <table:table-cell office:value-type="float" office:value="25574">
                <text:p>25574</text:p>
              </table:table-cell>
              <table:table-cell office:value-type="float" office:value="48348">
                <text:p>48348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2405">
                <text:p>12405</text:p>
              </table:table-cell>
              <table:table-cell office:value-type="float" office:value="27090">
                <text:p>27090</text:p>
              </table:table-cell>
              <table:table-cell office:value-type="float" office:value="51816">
                <text:p>5181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2228">
                <text:p>12228</text:p>
              </table:table-cell>
              <table:table-cell office:value-type="float" office:value="26614">
                <text:p>26614</text:p>
              </table:table-cell>
              <table:table-cell office:value-type="float" office:value="50400">
                <text:p>50400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1567">
                <text:p>11567</text:p>
              </table:table-cell>
              <table:table-cell office:value-type="float" office:value="24712">
                <text:p>24712</text:p>
              </table:table-cell>
              <table:table-cell office:value-type="float" office:value="47110">
                <text:p>47110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0530">
                <text:p>10530</text:p>
              </table:table-cell>
              <table:table-cell office:value-type="float" office:value="22995">
                <text:p>22995</text:p>
              </table:table-cell>
              <table:table-cell office:value-type="float" office:value="48860">
                <text:p>4886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0452">
                <text:p>10452</text:p>
              </table:table-cell>
              <table:table-cell office:value-type="float" office:value="26605">
                <text:p>26605</text:p>
              </table:table-cell>
              <table:table-cell office:value-type="float" office:value="49009">
                <text:p>49009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0375">
                <text:p>10375</text:p>
              </table:table-cell>
              <table:table-cell office:value-type="float" office:value="25565">
                <text:p>25565</text:p>
              </table:table-cell>
              <table:table-cell office:value-type="float" office:value="47093">
                <text:p>47093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0042">
                <text:p>10042</text:p>
              </table:table-cell>
              <table:table-cell office:value-type="float" office:value="26458">
                <text:p>26458</text:p>
              </table:table-cell>
              <table:table-cell office:value-type="float" office:value="51689">
                <text:p>51689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9502">
                <text:p>9502</text:p>
              </table:table-cell>
              <table:table-cell office:value-type="float" office:value="26611">
                <text:p>26611</text:p>
              </table:table-cell>
              <table:table-cell office:value-type="float" office:value="52515">
                <text:p>52515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991">
                <text:p>8991</text:p>
              </table:table-cell>
              <table:table-cell office:value-type="float" office:value="26824">
                <text:p>26824</text:p>
              </table:table-cell>
              <table:table-cell office:value-type="float" office:value="54536">
                <text:p>54536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507">
                <text:p>8507</text:p>
              </table:table-cell>
              <table:table-cell office:value-type="float" office:value="27269">
                <text:p>27269</text:p>
              </table:table-cell>
              <table:table-cell office:value-type="float" office:value="56635">
                <text:p>56635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049">
                <text:p>8049</text:p>
              </table:table-cell>
              <table:table-cell office:value-type="float" office:value="27547">
                <text:p>27547</text:p>
              </table:table-cell>
              <table:table-cell office:value-type="float" office:value="58815">
                <text:p>588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1cm" svg:y="1.38cm" svg:width="31.187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573">
                <text:p>857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648">
                <text:p>8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cm" svg:y="1.404cm" svg:width="30.909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57">
                <text:p>22.57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3.9666666666667">
                <text:p>23.9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7cm" svg:y="1.352cm" svg:width="31.369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39789017270626">
                <text:p>0.9397890172706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55732322437868">
                <text:p>0.955732322437868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70206521069357">
                <text:p>0.970206521069357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91401775272365">
                <text:p>0.991401775272365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89093919153328">
                <text:p>0.9890939191533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47717106395685">
                <text:p>0.947717106395685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68767709033004">
                <text:p>0.96876770903300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61931701784744">
                <text:p>0.96193170178474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926083352518806">
                <text:p>0.92608335251880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.05663620505518">
                <text:p>1.05663620505518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75037356466861">
                <text:p>0.975037356466861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0656894117145">
                <text:p>0.9706568941171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.00371893669781">
                <text:p>1.0037189366978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5141254485427">
                <text:p>1.05141254485427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4724290679604">
                <text:p>1.0472429067960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90846777777778">
                <text:p>0.99084677777777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10241433227288">
                <text:p>1.10241433227288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11275287493591">
                <text:p>1.11275287493591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6923309069935">
                <text:p>1.0692330906993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92914890710591">
                <text:p>0.992914890710591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10157948044502">
                <text:p>1.1015794804450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0.997209189148471">
                <text:p>0.997209189148471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1362745406966">
                <text:p>1.0136274540696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.04026312424954">
                <text:p>1.0402631242495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74850537823571">
                <text:p>0.974850537823571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9586323970086">
                <text:p>0.9586323970086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1346675353643">
                <text:p>1.11346675353643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2347234674861">
                <text:p>1.12347234674861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2165812018957">
                <text:p>1.02165812018957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7298611349058">
                <text:p>1.0729861134905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09578435826889">
                <text:p>1.09578435826889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09850050269799">
                <text:p>1.09850050269799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1229531564308">
                <text:p>1.0122953156430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4439934114488">
                <text:p>1.044399341144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8162793333749">
                <text:p>1.08162793333749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275882863822">
                <text:p>1.127588286382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15161760388877">
                <text:p>1.15161760388877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9261301695049">
                <text:p>1.19261301695049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2721857495638">
                <text:p>1.12721857495638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14364558462878">
                <text:p>1.1436455846287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1826748858288">
                <text:p>1.1182674885828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21894480324126">
                <text:p>1.21894480324126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9204271919612">
                <text:p>1.19204271919612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2010274666892">
                <text:p>1.12010274666892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1749310435617">
                <text:p>1.11749310435617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0.958893671214257">
                <text:p>0.958893671214257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1333832738827">
                <text:p>1.01333832738827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14005856736966">
                <text:p>1.1400585673696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11858668957746">
                <text:p>1.1185866895774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11484289126381">
                <text:p>1.11484289126381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1396104000857">
                <text:p>1.01396104000857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02780264507639">
                <text:p>1.02780264507639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0.906385658964377">
                <text:p>0.906385658964377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25817613221329">
                <text:p>1.25817613221329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0.951410028718916">
                <text:p>0.951410028718916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07360863868909">
                <text:p>1.07360863868909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9876782480761">
                <text:p>1.19876782480761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5043231523415">
                <text:p>1.15043231523415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0.949423568223462">
                <text:p>0.949423568223462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15318837958392">
                <text:p>1.15318837958392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1891305184625">
                <text:p>1.11891305184625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13584757477107">
                <text:p>1.13584757477107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13422719822738">
                <text:p>1.1342271982273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04642663408368">
                <text:p>1.0464266340836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0799399529195">
                <text:p>1.0799399529195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10318977779329">
                <text:p>1.10318977779329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04642663408368">
                <text:p>1.04642663408368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.04956580132133">
                <text:p>1.04956580132133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0.995240110955271">
                <text:p>0.995240110955271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00186842720265">
                <text:p>1.00186842720265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0.911145428730646">
                <text:p>0.91114542873064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10601959722139">
                <text:p>1.10601959722139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.09080761312673">
                <text:p>1.09080761312673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975814618461">
                <text:p>0.975814618461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.16054582681762">
                <text:p>1.16054582681762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.00911241399718">
                <text:p>1.0091124139971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.01922560842732">
                <text:p>1.01922560842732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5714.25">
                <text:p>35714.25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7368.3333333333">
                <text:p>37368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